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12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33814" table:style-name="ce57">
            <text:p>8,933,814</text:p>
          </table:table-cell>
          <table:table-cell office:value-type="float" office:value="23561236" table:style-name="ce58">
            <text:p>23,561,236</text:p>
          </table:table-cell>
          <table:table-cell office:value-type="float" office:value="11673765" table:style-name="ce58">
            <text:p>11,673,765</text:p>
          </table:table-cell>
          <table:table-cell office:value-type="float" office:value="11887471" table:style-name="ce59">
            <text:p>11,887,471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06814" table:style-name="ce57">
            <text:p>1,606,814</text:p>
          </table:table-cell>
          <table:table-cell office:value-type="float" office:value="4030954" table:style-name="ce62">
            <text:p>4,030,954</text:p>
          </table:table-cell>
          <table:table-cell office:value-type="float" office:value="1968355" table:style-name="ce62">
            <text:p>1,968,355</text:p>
          </table:table-cell>
          <table:table-cell office:value-type="float" office:value="2062599" table:style-name="ce59">
            <text:p>2,062,59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1000" table:style-name="ce57">
            <text:p>1,061,000</text:p>
          </table:table-cell>
          <table:table-cell office:value-type="float" office:value="2602418" table:style-name="ce62">
            <text:p>2,602,418</text:p>
          </table:table-cell>
          <table:table-cell office:value-type="float" office:value="1238618" table:style-name="ce62">
            <text:p>1,238,618</text:p>
          </table:table-cell>
          <table:table-cell office:value-type="float" office:value="1363800" table:style-name="ce59">
            <text:p>1,363,80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46169" table:style-name="ce57">
            <text:p>846,169</text:p>
          </table:table-cell>
          <table:table-cell office:value-type="float" office:value="2268807" table:style-name="ce62">
            <text:p>2,268,807</text:p>
          </table:table-cell>
          <table:table-cell office:value-type="float" office:value="1124276" table:style-name="ce62">
            <text:p>1,124,276</text:p>
          </table:table-cell>
          <table:table-cell office:value-type="float" office:value="1144531" table:style-name="ce59">
            <text:p>1,144,53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02890" table:style-name="ce57">
            <text:p>1,002,890</text:p>
          </table:table-cell>
          <table:table-cell office:value-type="float" office:value="2820787" table:style-name="ce62">
            <text:p>2,820,787</text:p>
          </table:table-cell>
          <table:table-cell office:value-type="float" office:value="1385436" table:style-name="ce62">
            <text:p>1,385,436</text:p>
          </table:table-cell>
          <table:table-cell office:value-type="float" office:value="1435351" table:style-name="ce59">
            <text:p>1,435,35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3564" table:style-name="ce57">
            <text:p>703,564</text:p>
          </table:table-cell>
          <table:table-cell office:value-type="float" office:value="1874917" table:style-name="ce62">
            <text:p>1,874,917</text:p>
          </table:table-cell>
          <table:table-cell office:value-type="float" office:value="933869" table:style-name="ce62">
            <text:p>933,869</text:p>
          </table:table-cell>
          <table:table-cell office:value-type="float" office:value="941048" table:style-name="ce59">
            <text:p>941,048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9481" table:style-name="ce57">
            <text:p>1,119,481</text:p>
          </table:table-cell>
          <table:table-cell office:value-type="float" office:value="2765932" table:style-name="ce61">
            <text:p>2,765,932</text:p>
          </table:table-cell>
          <table:table-cell office:value-type="float" office:value="1364243" table:style-name="ce62">
            <text:p>1,364,243</text:p>
          </table:table-cell>
          <table:table-cell office:value-type="float" office:value="1401689" table:style-name="ce59">
            <text:p>1,401,689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48719" table:style-name="ce57">
            <text:p>2,548,719</text:p>
          </table:table-cell>
          <table:table-cell office:value-type="float" office:value="7043545" table:style-name="ce61">
            <text:p>7,043,545</text:p>
          </table:table-cell>
          <table:table-cell office:value-type="float" office:value="3581117" table:style-name="ce62">
            <text:p>3,581,117</text:p>
          </table:table-cell>
          <table:table-cell office:value-type="float" office:value="3462428" table:style-name="ce59">
            <text:p>3,462,428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570" table:style-name="ce36">
            <text:p>172,570</text:p>
          </table:table-cell>
          <table:table-cell office:value-type="float" office:value="453087" table:style-name="ce37">
            <text:p>453,087</text:p>
          </table:table-cell>
          <table:table-cell office:value-type="float" office:value="228318" table:style-name="ce37">
            <text:p>228,318</text:p>
          </table:table-cell>
          <table:table-cell office:value-type="float" office:value="224769" table:style-name="ce37">
            <text:p>224,76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5836" table:style-name="ce36">
            <text:p>205,836</text:p>
          </table:table-cell>
          <table:table-cell office:value-type="float" office:value="570775" table:style-name="ce37">
            <text:p>570,775</text:p>
          </table:table-cell>
          <table:table-cell office:value-type="float" office:value="291376" table:style-name="ce37">
            <text:p>291,376</text:p>
          </table:table-cell>
          <table:table-cell office:value-type="float" office:value="279399" table:style-name="ce37">
            <text:p>279,39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3354" table:style-name="ce36">
            <text:p>193,354</text:p>
          </table:table-cell>
          <table:table-cell office:value-type="float" office:value="542590" table:style-name="ce37">
            <text:p>542,590</text:p>
          </table:table-cell>
          <table:table-cell office:value-type="float" office:value="279638" table:style-name="ce37">
            <text:p>279,638</text:p>
          </table:table-cell>
          <table:table-cell office:value-type="float" office:value="262952" table:style-name="ce37">
            <text:p>262,95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6520" table:style-name="ce36">
            <text:p>396,520</text:p>
          </table:table-cell>
          <table:table-cell office:value-type="float" office:value="1266670" table:style-name="ce37">
            <text:p>1,266,670</text:p>
          </table:table-cell>
          <table:table-cell office:value-type="float" office:value="643831" table:style-name="ce37">
            <text:p>643,831</text:p>
          </table:table-cell>
          <table:table-cell office:value-type="float" office:value="622839" table:style-name="ce37">
            <text:p>622,83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92" table:style-name="ce36">
            <text:p>179,592</text:p>
          </table:table-cell>
          <table:table-cell office:value-type="float" office:value="490832" table:style-name="ce37">
            <text:p>490,832</text:p>
          </table:table-cell>
          <table:table-cell office:value-type="float" office:value="250825" table:style-name="ce37">
            <text:p>250,825</text:p>
          </table:table-cell>
          <table:table-cell office:value-type="float" office:value="240007" table:style-name="ce37">
            <text:p>240,007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3987" table:style-name="ce36">
            <text:p>243,987</text:p>
          </table:table-cell>
          <table:table-cell office:value-type="float" office:value="676873" table:style-name="ce37">
            <text:p>676,873</text:p>
          </table:table-cell>
          <table:table-cell office:value-type="float" office:value="350137" table:style-name="ce37">
            <text:p>350,137</text:p>
          </table:table-cell>
          <table:table-cell office:value-type="float" office:value="326736" table:style-name="ce37">
            <text:p>326,7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641" table:style-name="ce36">
            <text:p>184,641</text:p>
          </table:table-cell>
          <table:table-cell office:value-type="float" office:value="499481" table:style-name="ce37">
            <text:p>499,481</text:p>
          </table:table-cell>
          <table:table-cell office:value-type="float" office:value="259138" table:style-name="ce37">
            <text:p>259,138</text:p>
          </table:table-cell>
          <table:table-cell office:value-type="float" office:value="240343" table:style-name="ce37">
            <text:p>240,3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663" table:style-name="ce36">
            <text:p>291,663</text:p>
          </table:table-cell>
          <table:table-cell office:value-type="float" office:value="812658" table:style-name="ce37">
            <text:p>812,658</text:p>
          </table:table-cell>
          <table:table-cell office:value-type="float" office:value="414006" table:style-name="ce37">
            <text:p>414,006</text:p>
          </table:table-cell>
          <table:table-cell office:value-type="float" office:value="398652" table:style-name="ce37">
            <text:p>398,6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595" table:style-name="ce36">
            <text:p>83,595</text:p>
          </table:table-cell>
          <table:table-cell office:value-type="float" office:value="215261" table:style-name="ce55">
            <text:p>215,261</text:p>
          </table:table-cell>
          <table:table-cell office:value-type="float" office:value="110615" table:style-name="ce37">
            <text:p>110,615</text:p>
          </table:table-cell>
          <table:table-cell office:value-type="float" office:value="104646" table:style-name="ce37">
            <text:p>104,6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396" table:style-name="ce36">
            <text:p>127,396</text:p>
          </table:table-cell>
          <table:table-cell office:value-type="float" office:value="324372" table:style-name="ce37">
            <text:p>324,372</text:p>
          </table:table-cell>
          <table:table-cell office:value-type="float" office:value="164026" table:style-name="ce37">
            <text:p>164,026</text:p>
          </table:table-cell>
          <table:table-cell office:value-type="float" office:value="160346" table:style-name="ce37">
            <text:p>160,3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002" table:style-name="ce36">
            <text:p>42,002</text:p>
          </table:table-cell>
          <table:table-cell office:value-type="float" office:value="105952" table:style-name="ce37">
            <text:p>105,952</text:p>
          </table:table-cell>
          <table:table-cell office:value-type="float" office:value="54516" table:style-name="ce37">
            <text:p>54,516</text:p>
          </table:table-cell>
          <table:table-cell office:value-type="float" office:value="51436" table:style-name="ce37">
            <text:p>51,4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464" table:style-name="ce36">
            <text:p>155,464</text:p>
          </table:table-cell>
          <table:table-cell office:value-type="float" office:value="367577" table:style-name="ce37">
            <text:p>367,577</text:p>
          </table:table-cell>
          <table:table-cell office:value-type="float" office:value="183304" table:style-name="ce37">
            <text:p>183,304</text:p>
          </table:table-cell>
          <table:table-cell office:value-type="float" office:value="184273" table:style-name="ce37">
            <text:p>184,27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0944" table:style-name="ce36">
            <text:p>170,944</text:p>
          </table:table-cell>
          <table:table-cell office:value-type="float" office:value="451412" table:style-name="ce37">
            <text:p>451,412</text:p>
          </table:table-cell>
          <table:table-cell office:value-type="float" office:value="222717" table:style-name="ce37">
            <text:p>222,717</text:p>
          </table:table-cell>
          <table:table-cell office:value-type="float" office:value="228695" table:style-name="ce37">
            <text:p>228,6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155" table:style-name="ce36">
            <text:p>101,155</text:p>
          </table:table-cell>
          <table:table-cell office:value-type="float" office:value="266005" table:style-name="ce37">
            <text:p>266,005</text:p>
          </table:table-cell>
          <table:table-cell office:value-type="float" office:value="128670" table:style-name="ce37">
            <text:p>128,670</text:p>
          </table:table-cell>
          <table:table-cell office:value-type="float" office:value="137335" table:style-name="ce37">
            <text:p>137,33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177" table:style-name="ce57">
            <text:p>45,177</text:p>
          </table:table-cell>
          <table:table-cell office:value-type="float" office:value="153876" table:style-name="ce61">
            <text:p>153,876</text:p>
          </table:table-cell>
          <table:table-cell office:value-type="float" office:value="77851" table:style-name="ce61">
            <text:p>77,851</text:p>
          </table:table-cell>
          <table:table-cell office:value-type="float" office:value="76025" table:style-name="ce61">
            <text:p>76,0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789" table:style-name="ce36">
            <text:p>41,789</text:p>
          </table:table-cell>
          <table:table-cell office:value-type="float" office:value="140597" table:style-name="ce37">
            <text:p>140,597</text:p>
          </table:table-cell>
          <table:table-cell office:value-type="float" office:value="70183" table:style-name="ce37">
            <text:p>70,183</text:p>
          </table:table-cell>
          <table:table-cell office:value-type="float" office:value="70414" table:style-name="ce37">
            <text:p>70,41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388" table:style-name="ce38">
            <text:p>3,388</text:p>
          </table:table-cell>
          <table:table-cell office:value-type="float" office:value="13279" table:style-name="ce39">
            <text:p>13,279</text:p>
          </table:table-cell>
          <table:table-cell office:value-type="float" office:value="7668" table:style-name="ce39">
            <text:p>7,668</text:p>
          </table:table-cell>
          <table:table-cell office:value-type="float" office:value="5611" table:style-name="ce39">
            <text:p>5,611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10年1月8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06814" table:style-name="ce82">
            <text:p>1,606,814</text:p>
          </table:table-cell>
          <table:table-cell office:value-type="float" office:value="4030954" table:style-name="ce79">
            <text:p>4,030,954</text:p>
          </table:table-cell>
          <table:table-cell office:value-type="float" office:value="1968355" table:style-name="ce79">
            <text:p>1,968,355</text:p>
          </table:table-cell>
          <table:table-cell office:value-type="float" office:value="2062599" table:style-name="ce83">
            <text:p>2,062,5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7892" table:style-name="ce9">
            <text:p>217,892</text:p>
          </table:table-cell>
          <table:table-cell office:value-type="float" office:value="557114" table:style-name="ce11">
            <text:p>557,114</text:p>
          </table:table-cell>
          <table:table-cell office:value-type="float" office:value="270821" table:style-name="ce11">
            <text:p>270,821</text:p>
          </table:table-cell>
          <table:table-cell office:value-type="float" office:value="286293" table:style-name="ce23">
            <text:p>286,29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699" table:style-name="ce9">
            <text:p>154,699</text:p>
          </table:table-cell>
          <table:table-cell office:value-type="float" office:value="385328" table:style-name="ce11">
            <text:p>385,328</text:p>
          </table:table-cell>
          <table:table-cell office:value-type="float" office:value="188897" table:style-name="ce11">
            <text:p>188,897</text:p>
          </table:table-cell>
          <table:table-cell office:value-type="float" office:value="196431" table:style-name="ce23">
            <text:p>196,43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928" table:style-name="ce9">
            <text:p>168,928</text:p>
          </table:table-cell>
          <table:table-cell office:value-type="float" office:value="411214" table:style-name="ce11">
            <text:p>411,214</text:p>
          </table:table-cell>
          <table:table-cell office:value-type="float" office:value="198830" table:style-name="ce11">
            <text:p>198,830</text:p>
          </table:table-cell>
          <table:table-cell office:value-type="float" office:value="212384" table:style-name="ce23">
            <text:p>212,38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824" table:style-name="ce9">
            <text:p>91,824</text:p>
          </table:table-cell>
          <table:table-cell office:value-type="float" office:value="219364" table:style-name="ce11">
            <text:p>219,364</text:p>
          </table:table-cell>
          <table:table-cell office:value-type="float" office:value="103903" table:style-name="ce11">
            <text:p>103,903</text:p>
          </table:table-cell>
          <table:table-cell office:value-type="float" office:value="115461" table:style-name="ce23">
            <text:p>115,46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0984" table:style-name="ce9">
            <text:p>160,984</text:p>
          </table:table-cell>
          <table:table-cell office:value-type="float" office:value="422653" table:style-name="ce11">
            <text:p>422,653</text:p>
          </table:table-cell>
          <table:table-cell office:value-type="float" office:value="205901" table:style-name="ce11">
            <text:p>205,901</text:p>
          </table:table-cell>
          <table:table-cell office:value-type="float" office:value="216752" table:style-name="ce23">
            <text:p>216,7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16" table:style-name="ce9">
            <text:p>130,416</text:p>
          </table:table-cell>
          <table:table-cell office:value-type="float" office:value="303532" table:style-name="ce11">
            <text:p>303,532</text:p>
          </table:table-cell>
          <table:table-cell office:value-type="float" office:value="145552" table:style-name="ce11">
            <text:p>145,552</text:p>
          </table:table-cell>
          <table:table-cell office:value-type="float" office:value="157980" table:style-name="ce23">
            <text:p>157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80" table:style-name="ce9">
            <text:p>67,580</text:p>
          </table:table-cell>
          <table:table-cell office:value-type="float" office:value="183470" table:style-name="ce11">
            <text:p>183,470</text:p>
          </table:table-cell>
          <table:table-cell office:value-type="float" office:value="91392" table:style-name="ce11">
            <text:p>91,392</text:p>
          </table:table-cell>
          <table:table-cell office:value-type="float" office:value="92078" table:style-name="ce23">
            <text:p>92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860" table:style-name="ce9">
            <text:p>31,860</text:p>
          </table:table-cell>
          <table:table-cell office:value-type="float" office:value="87674" table:style-name="ce11">
            <text:p>87,674</text:p>
          </table:table-cell>
          <table:table-cell office:value-type="float" office:value="43910" table:style-name="ce11">
            <text:p>43,910</text:p>
          </table:table-cell>
          <table:table-cell office:value-type="float" office:value="43764" table:style-name="ce23">
            <text:p>43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562" table:style-name="ce9">
            <text:p>44,562</text:p>
          </table:table-cell>
          <table:table-cell office:value-type="float" office:value="116917" table:style-name="ce11">
            <text:p>116,917</text:p>
          </table:table-cell>
          <table:table-cell office:value-type="float" office:value="58409" table:style-name="ce11">
            <text:p>58,409</text:p>
          </table:table-cell>
          <table:table-cell office:value-type="float" office:value="58508" table:style-name="ce23">
            <text:p>58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3046" table:style-name="ce9">
            <text:p>83,046</text:p>
          </table:table-cell>
          <table:table-cell office:value-type="float" office:value="183278" table:style-name="ce11">
            <text:p>183,278</text:p>
          </table:table-cell>
          <table:table-cell office:value-type="float" office:value="87638" table:style-name="ce11">
            <text:p>87,638</text:p>
          </table:table-cell>
          <table:table-cell office:value-type="float" office:value="95640" table:style-name="ce23">
            <text:p>95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207" table:style-name="ce9">
            <text:p>91,207</text:p>
          </table:table-cell>
          <table:table-cell office:value-type="float" office:value="205847" table:style-name="ce11">
            <text:p>205,847</text:p>
          </table:table-cell>
          <table:table-cell office:value-type="float" office:value="100104" table:style-name="ce11">
            <text:p>100,104</text:p>
          </table:table-cell>
          <table:table-cell office:value-type="float" office:value="105743" table:style-name="ce23">
            <text:p>105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7" table:style-name="ce9">
            <text:p>16,177</text:p>
          </table:table-cell>
          <table:table-cell office:value-type="float" office:value="39077" table:style-name="ce11">
            <text:p>39,077</text:p>
          </table:table-cell>
          <table:table-cell office:value-type="float" office:value="19730" table:style-name="ce11">
            <text:p>19,730</text:p>
          </table:table-cell>
          <table:table-cell office:value-type="float" office:value="19347" table:style-name="ce23">
            <text:p>19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502" table:style-name="ce9">
            <text:p>89,502</text:p>
          </table:table-cell>
          <table:table-cell office:value-type="float" office:value="238277" table:style-name="ce11">
            <text:p>238,277</text:p>
          </table:table-cell>
          <table:table-cell office:value-type="float" office:value="117117" table:style-name="ce11">
            <text:p>117,117</text:p>
          </table:table-cell>
          <table:table-cell office:value-type="float" office:value="121160" table:style-name="ce23">
            <text:p>121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445" table:style-name="ce9">
            <text:p>73,445</text:p>
          </table:table-cell>
          <table:table-cell office:value-type="float" office:value="202456" table:style-name="ce11">
            <text:p>202,456</text:p>
          </table:table-cell>
          <table:table-cell office:value-type="float" office:value="99113" table:style-name="ce11">
            <text:p>99,113</text:p>
          </table:table-cell>
          <table:table-cell office:value-type="float" office:value="103343" table:style-name="ce23">
            <text:p>103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644" table:style-name="ce9">
            <text:p>34,644</text:p>
          </table:table-cell>
          <table:table-cell office:value-type="float" office:value="89470" table:style-name="ce11">
            <text:p>89,470</text:p>
          </table:table-cell>
          <table:table-cell office:value-type="float" office:value="44983" table:style-name="ce11">
            <text:p>44,983</text:p>
          </table:table-cell>
          <table:table-cell office:value-type="float" office:value="44487" table:style-name="ce23">
            <text:p>44,4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32" table:style-name="ce9">
            <text:p>29,032</text:p>
          </table:table-cell>
          <table:table-cell office:value-type="float" office:value="78412" table:style-name="ce11">
            <text:p>78,412</text:p>
          </table:table-cell>
          <table:table-cell office:value-type="float" office:value="38686" table:style-name="ce11">
            <text:p>38,686</text:p>
          </table:table-cell>
          <table:table-cell office:value-type="float" office:value="39726" table:style-name="ce23">
            <text:p>39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8894" table:style-name="ce9">
            <text:p>48,894</text:p>
          </table:table-cell>
          <table:table-cell office:value-type="float" office:value="121192" table:style-name="ce11">
            <text:p>121,192</text:p>
          </table:table-cell>
          <table:table-cell office:value-type="float" office:value="58911" table:style-name="ce11">
            <text:p>58,911</text:p>
          </table:table-cell>
          <table:table-cell office:value-type="float" office:value="62281" table:style-name="ce23">
            <text:p>62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96" table:style-name="ce9">
            <text:p>9,796</text:p>
          </table:table-cell>
          <table:table-cell office:value-type="float" office:value="23723" table:style-name="ce11">
            <text:p>23,723</text:p>
          </table:table-cell>
          <table:table-cell office:value-type="float" office:value="11850" table:style-name="ce11">
            <text:p>11,850</text:p>
          </table:table-cell>
          <table:table-cell office:value-type="float" office:value="11873" table:style-name="ce23">
            <text:p>11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2" table:style-name="ce9">
            <text:p>3,402</text:p>
          </table:table-cell>
          <table:table-cell office:value-type="float" office:value="7565" table:style-name="ce11">
            <text:p>7,565</text:p>
          </table:table-cell>
          <table:table-cell office:value-type="float" office:value="4130" table:style-name="ce11">
            <text:p>4,130</text:p>
          </table:table-cell>
          <table:table-cell office:value-type="float" office:value="3435" table:style-name="ce23">
            <text:p>3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7" table:style-name="ce9">
            <text:p>2,547</text:p>
          </table:table-cell>
          <table:table-cell office:value-type="float" office:value="6703" table:style-name="ce11">
            <text:p>6,703</text:p>
          </table:table-cell>
          <table:table-cell office:value-type="float" office:value="3649" table:style-name="ce11">
            <text:p>3,649</text:p>
          </table:table-cell>
          <table:table-cell office:value-type="float" office:value="3054" table:style-name="ce23">
            <text:p>3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95" table:style-name="ce9">
            <text:p>9,595</text:p>
          </table:table-cell>
          <table:table-cell office:value-type="float" office:value="22540" table:style-name="ce11">
            <text:p>22,540</text:p>
          </table:table-cell>
          <table:table-cell office:value-type="float" office:value="11575" table:style-name="ce11">
            <text:p>11,575</text:p>
          </table:table-cell>
          <table:table-cell office:value-type="float" office:value="10965" table:style-name="ce23">
            <text:p>10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39" table:style-name="ce9">
            <text:p>4,239</text:p>
          </table:table-cell>
          <table:table-cell office:value-type="float" office:value="11480" table:style-name="ce11">
            <text:p>11,480</text:p>
          </table:table-cell>
          <table:table-cell office:value-type="float" office:value="5973" table:style-name="ce11">
            <text:p>5,973</text:p>
          </table:table-cell>
          <table:table-cell office:value-type="float" office:value="5507" table:style-name="ce23">
            <text:p>5,5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554" table:style-name="ce9">
            <text:p>15,554</text:p>
          </table:table-cell>
          <table:table-cell office:value-type="float" office:value="39741" table:style-name="ce11">
            <text:p>39,741</text:p>
          </table:table-cell>
          <table:table-cell office:value-type="float" office:value="19801" table:style-name="ce11">
            <text:p>19,801</text:p>
          </table:table-cell>
          <table:table-cell office:value-type="float" office:value="19940" table:style-name="ce23">
            <text:p>19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52" table:style-name="ce9">
            <text:p>2,252</text:p>
          </table:table-cell>
          <table:table-cell office:value-type="float" office:value="4424" table:style-name="ce11">
            <text:p>4,424</text:p>
          </table:table-cell>
          <table:table-cell office:value-type="float" office:value="2473" table:style-name="ce11">
            <text:p>2,473</text:p>
          </table:table-cell>
          <table:table-cell office:value-type="float" office:value="1951" table:style-name="ce23">
            <text:p>1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31" table:style-name="ce9">
            <text:p>3,731</text:p>
          </table:table-cell>
          <table:table-cell office:value-type="float" office:value="8468" table:style-name="ce11">
            <text:p>8,468</text:p>
          </table:table-cell>
          <table:table-cell office:value-type="float" office:value="4592" table:style-name="ce11">
            <text:p>4,592</text:p>
          </table:table-cell>
          <table:table-cell office:value-type="float" office:value="3876" table:style-name="ce23">
            <text:p>3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58" table:style-name="ce9">
            <text:p>4,358</text:p>
          </table:table-cell>
          <table:table-cell office:value-type="float" office:value="11782" table:style-name="ce11">
            <text:p>11,782</text:p>
          </table:table-cell>
          <table:table-cell office:value-type="float" office:value="6025" table:style-name="ce11">
            <text:p>6,025</text:p>
          </table:table-cell>
          <table:table-cell office:value-type="float" office:value="5757" table:style-name="ce23">
            <text:p>5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94" table:style-name="ce9">
            <text:p>7,194</text:p>
          </table:table-cell>
          <table:table-cell office:value-type="float" office:value="21127" table:style-name="ce11">
            <text:p>21,127</text:p>
          </table:table-cell>
          <table:table-cell office:value-type="float" office:value="10394" table:style-name="ce11">
            <text:p>10,394</text:p>
          </table:table-cell>
          <table:table-cell office:value-type="float" office:value="10733" table:style-name="ce23">
            <text:p>10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38" table:style-name="ce9">
            <text:p>7,538</text:p>
          </table:table-cell>
          <table:table-cell office:value-type="float" office:value="21710" table:style-name="ce11">
            <text:p>21,710</text:p>
          </table:table-cell>
          <table:table-cell office:value-type="float" office:value="10865" table:style-name="ce11">
            <text:p>10,865</text:p>
          </table:table-cell>
          <table:table-cell office:value-type="float" office:value="10845" table:style-name="ce23">
            <text:p>10,84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6" table:style-name="ce16">
            <text:p>1,916</text:p>
          </table:table-cell>
          <table:table-cell office:value-type="float" office:value="6416" table:style-name="ce18">
            <text:p>6,416</text:p>
          </table:table-cell>
          <table:table-cell office:value-type="float" office:value="3131" table:style-name="ce18">
            <text:p>3,131</text:p>
          </table:table-cell>
          <table:table-cell office:value-type="float" office:value="3285" table:style-name="ce19">
            <text:p>3,28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1000" table:style-name="ce71">
            <text:p>1,061,000</text:p>
          </table:table-cell>
          <table:table-cell office:value-type="float" office:value="2602418" table:style-name="ce79">
            <text:p>2,602,418</text:p>
          </table:table-cell>
          <table:table-cell office:value-type="float" office:value="1238618" table:style-name="ce79">
            <text:p>1,238,618</text:p>
          </table:table-cell>
          <table:table-cell office:value-type="float" office:value="1363800" table:style-name="ce73">
            <text:p>1,363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954" table:style-name="ce52">
            <text:p>80,954</text:p>
          </table:table-cell>
          <table:table-cell office:value-type="float" office:value="200316" table:style-name="ce11">
            <text:p>200,316</text:p>
          </table:table-cell>
          <table:table-cell office:value-type="float" office:value="93573" table:style-name="ce11">
            <text:p>93,573</text:p>
          </table:table-cell>
          <table:table-cell office:value-type="float" office:value="106743" table:style-name="ce10">
            <text:p>106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8952" table:style-name="ce52">
            <text:p>88,952</text:p>
          </table:table-cell>
          <table:table-cell office:value-type="float" office:value="215240" table:style-name="ce11">
            <text:p>215,240</text:p>
          </table:table-cell>
          <table:table-cell office:value-type="float" office:value="102171" table:style-name="ce11">
            <text:p>102,171</text:p>
          </table:table-cell>
          <table:table-cell office:value-type="float" office:value="113069" table:style-name="ce10">
            <text:p>113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152" table:style-name="ce52">
            <text:p>121,152</text:p>
          </table:table-cell>
          <table:table-cell office:value-type="float" office:value="302644" table:style-name="ce11">
            <text:p>302,644</text:p>
          </table:table-cell>
          <table:table-cell office:value-type="float" office:value="140899" table:style-name="ce11">
            <text:p>140,899</text:p>
          </table:table-cell>
          <table:table-cell office:value-type="float" office:value="161745" table:style-name="ce10">
            <text:p>161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790" table:style-name="ce52">
            <text:p>100,790</text:p>
          </table:table-cell>
          <table:table-cell office:value-type="float" office:value="223876" table:style-name="ce11">
            <text:p>223,876</text:p>
          </table:table-cell>
          <table:table-cell office:value-type="float" office:value="103720" table:style-name="ce11">
            <text:p>103,720</text:p>
          </table:table-cell>
          <table:table-cell office:value-type="float" office:value="120156" table:style-name="ce10">
            <text:p>120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95" table:style-name="ce52">
            <text:p>65,795</text:p>
          </table:table-cell>
          <table:table-cell office:value-type="float" office:value="155397" table:style-name="ce11">
            <text:p>155,397</text:p>
          </table:table-cell>
          <table:table-cell office:value-type="float" office:value="73952" table:style-name="ce11">
            <text:p>73,952</text:p>
          </table:table-cell>
          <table:table-cell office:value-type="float" office:value="81445" table:style-name="ce10">
            <text:p>81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132" table:style-name="ce52">
            <text:p>52,132</text:p>
          </table:table-cell>
          <table:table-cell office:value-type="float" office:value="123849" table:style-name="ce11">
            <text:p>123,849</text:p>
          </table:table-cell>
          <table:table-cell office:value-type="float" office:value="60026" table:style-name="ce11">
            <text:p>60,026</text:p>
          </table:table-cell>
          <table:table-cell office:value-type="float" office:value="63823" table:style-name="ce10">
            <text:p>63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376" table:style-name="ce52">
            <text:p>79,376</text:p>
          </table:table-cell>
          <table:table-cell office:value-type="float" office:value="183088" table:style-name="ce11">
            <text:p>183,088</text:p>
          </table:table-cell>
          <table:table-cell office:value-type="float" office:value="89578" table:style-name="ce11">
            <text:p>89,578</text:p>
          </table:table-cell>
          <table:table-cell office:value-type="float" office:value="93510" table:style-name="ce10">
            <text:p>93,5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669" table:style-name="ce52">
            <text:p>107,669</text:p>
          </table:table-cell>
          <table:table-cell office:value-type="float" office:value="268130" table:style-name="ce11">
            <text:p>268,130</text:p>
          </table:table-cell>
          <table:table-cell office:value-type="float" office:value="128096" table:style-name="ce11">
            <text:p>128,096</text:p>
          </table:table-cell>
          <table:table-cell office:value-type="float" office:value="140034" table:style-name="ce10">
            <text:p>140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8010" table:style-name="ce52">
            <text:p>48,010</text:p>
          </table:table-cell>
          <table:table-cell office:value-type="float" office:value="118758" table:style-name="ce11">
            <text:p>118,758</text:p>
          </table:table-cell>
          <table:table-cell office:value-type="float" office:value="57916" table:style-name="ce11">
            <text:p>57,916</text:p>
          </table:table-cell>
          <table:table-cell office:value-type="float" office:value="60842" table:style-name="ce10">
            <text:p>60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891" table:style-name="ce52">
            <text:p>109,891</text:p>
          </table:table-cell>
          <table:table-cell office:value-type="float" office:value="282525" table:style-name="ce11">
            <text:p>282,525</text:p>
          </table:table-cell>
          <table:table-cell office:value-type="float" office:value="134624" table:style-name="ce11">
            <text:p>134,624</text:p>
          </table:table-cell>
          <table:table-cell office:value-type="float" office:value="147901" table:style-name="ce10">
            <text:p>147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148" table:style-name="ce52">
            <text:p>108,148</text:p>
          </table:table-cell>
          <table:table-cell office:value-type="float" office:value="278451" table:style-name="ce11">
            <text:p>278,451</text:p>
          </table:table-cell>
          <table:table-cell office:value-type="float" office:value="134007" table:style-name="ce11">
            <text:p>134,007</text:p>
          </table:table-cell>
          <table:table-cell office:value-type="float" office:value="144444" table:style-name="ce10">
            <text:p>144,44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131" table:style-name="ce53">
            <text:p>98,131</text:p>
          </table:table-cell>
          <table:table-cell office:value-type="float" office:value="250144" table:style-name="ce18">
            <text:p>250,144</text:p>
          </table:table-cell>
          <table:table-cell office:value-type="float" office:value="120056" table:style-name="ce18">
            <text:p>120,056</text:p>
          </table:table-cell>
          <table:table-cell office:value-type="float" office:value="130088" table:style-name="ce17">
            <text:p>130,088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46169" table:style-name="ce71">
            <text:p>846,169</text:p>
          </table:table-cell>
          <table:table-cell office:value-type="float" office:value="2268807" table:style-name="ce79">
            <text:p>2,268,807</text:p>
          </table:table-cell>
          <table:table-cell office:value-type="float" office:value="1124276" table:style-name="ce79">
            <text:p>1,124,276</text:p>
          </table:table-cell>
          <table:table-cell office:value-type="float" office:value="1144531" table:style-name="ce83">
            <text:p>1,144,53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7763" table:style-name="ce52">
            <text:p>177,763</text:p>
          </table:table-cell>
          <table:table-cell office:value-type="float" office:value="457245" table:style-name="ce11">
            <text:p>457,245</text:p>
          </table:table-cell>
          <table:table-cell office:value-type="float" office:value="221049" table:style-name="ce11">
            <text:p>221,049</text:p>
          </table:table-cell>
          <table:table-cell office:value-type="float" office:value="236196" table:style-name="ce23">
            <text:p>236,19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1306" table:style-name="ce52">
            <text:p>161,306</text:p>
          </table:table-cell>
          <table:table-cell office:value-type="float" office:value="422471" table:style-name="ce11">
            <text:p>422,471</text:p>
          </table:table-cell>
          <table:table-cell office:value-type="float" office:value="206991" table:style-name="ce11">
            <text:p>206,991</text:p>
          </table:table-cell>
          <table:table-cell office:value-type="float" office:value="215480" table:style-name="ce23">
            <text:p>215,48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118" table:style-name="ce52">
            <text:p>34,118</text:p>
          </table:table-cell>
          <table:table-cell office:value-type="float" office:value="95664" table:style-name="ce11">
            <text:p>95,664</text:p>
          </table:table-cell>
          <table:table-cell office:value-type="float" office:value="48618" table:style-name="ce11">
            <text:p>48,618</text:p>
          </table:table-cell>
          <table:table-cell office:value-type="float" office:value="47046" table:style-name="ce23">
            <text:p>47,04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2603" table:style-name="ce52">
            <text:p>62,603</text:p>
          </table:table-cell>
          <table:table-cell office:value-type="float" office:value="175142" table:style-name="ce11">
            <text:p>175,142</text:p>
          </table:table-cell>
          <table:table-cell office:value-type="float" office:value="87889" table:style-name="ce11">
            <text:p>87,889</text:p>
          </table:table-cell>
          <table:table-cell office:value-type="float" office:value="87253" table:style-name="ce23">
            <text:p>87,25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329" table:style-name="ce52">
            <text:p>61,329</text:p>
          </table:table-cell>
          <table:table-cell office:value-type="float" office:value="167060" table:style-name="ce11">
            <text:p>167,060</text:p>
          </table:table-cell>
          <table:table-cell office:value-type="float" office:value="82635" table:style-name="ce11">
            <text:p>82,635</text:p>
          </table:table-cell>
          <table:table-cell office:value-type="float" office:value="84425" table:style-name="ce23">
            <text:p>84,42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742" table:style-name="ce52">
            <text:p>35,742</text:p>
          </table:table-cell>
          <table:table-cell office:value-type="float" office:value="93887" table:style-name="ce11">
            <text:p>93,887</text:p>
          </table:table-cell>
          <table:table-cell office:value-type="float" office:value="47773" table:style-name="ce11">
            <text:p>47,773</text:p>
          </table:table-cell>
          <table:table-cell office:value-type="float" office:value="46114" table:style-name="ce23">
            <text:p>46,11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5576" table:style-name="ce52">
            <text:p>65,576</text:p>
          </table:table-cell>
          <table:table-cell office:value-type="float" office:value="164398" table:style-name="ce11">
            <text:p>164,398</text:p>
          </table:table-cell>
          <table:table-cell office:value-type="float" office:value="81565" table:style-name="ce11">
            <text:p>81,565</text:p>
          </table:table-cell>
          <table:table-cell office:value-type="float" office:value="82833" table:style-name="ce23">
            <text:p>82,83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467" table:style-name="ce52">
            <text:p>76,467</text:p>
          </table:table-cell>
          <table:table-cell office:value-type="float" office:value="209202" table:style-name="ce11">
            <text:p>209,202</text:p>
          </table:table-cell>
          <table:table-cell office:value-type="float" office:value="104026" table:style-name="ce11">
            <text:p>104,026</text:p>
          </table:table-cell>
          <table:table-cell office:value-type="float" office:value="105176" table:style-name="ce23">
            <text:p>105,17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096" table:style-name="ce52">
            <text:p>44,096</text:p>
          </table:table-cell>
          <table:table-cell office:value-type="float" office:value="124408" table:style-name="ce11">
            <text:p>124,408</text:p>
          </table:table-cell>
          <table:table-cell office:value-type="float" office:value="61998" table:style-name="ce11">
            <text:p>61,998</text:p>
          </table:table-cell>
          <table:table-cell office:value-type="float" office:value="62410" table:style-name="ce23">
            <text:p>62,41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1084" table:style-name="ce52">
            <text:p>81,084</text:p>
          </table:table-cell>
          <table:table-cell office:value-type="float" office:value="228611" table:style-name="ce11">
            <text:p>228,611</text:p>
          </table:table-cell>
          <table:table-cell office:value-type="float" office:value="113137" table:style-name="ce11">
            <text:p>113,137</text:p>
          </table:table-cell>
          <table:table-cell office:value-type="float" office:value="115474" table:style-name="ce23">
            <text:p>115,4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274" table:style-name="ce52">
            <text:p>17,274</text:p>
          </table:table-cell>
          <table:table-cell office:value-type="float" office:value="49333" table:style-name="ce11">
            <text:p>49,333</text:p>
          </table:table-cell>
          <table:table-cell office:value-type="float" office:value="26218" table:style-name="ce11">
            <text:p>26,218</text:p>
          </table:table-cell>
          <table:table-cell office:value-type="float" office:value="23115" table:style-name="ce23">
            <text:p>23,11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959" table:style-name="ce52">
            <text:p>24,959</text:p>
          </table:table-cell>
          <table:table-cell office:value-type="float" office:value="69032" table:style-name="ce11">
            <text:p>69,032</text:p>
          </table:table-cell>
          <table:table-cell office:value-type="float" office:value="35719" table:style-name="ce11">
            <text:p>35,719</text:p>
          </table:table-cell>
          <table:table-cell office:value-type="float" office:value="33313" table:style-name="ce23">
            <text:p>33,313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2" table:style-name="ce53">
            <text:p>3,852</text:p>
          </table:table-cell>
          <table:table-cell office:value-type="float" office:value="12354" table:style-name="ce18">
            <text:p>12,354</text:p>
          </table:table-cell>
          <table:table-cell office:value-type="float" office:value="6658" table:style-name="ce18">
            <text:p>6,658</text:p>
          </table:table-cell>
          <table:table-cell office:value-type="float" office:value="5696" table:style-name="ce19">
            <text:p>5,696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12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02890" table:style-name="ce71">
            <text:p>1,002,890</text:p>
          </table:table-cell>
          <table:table-cell office:value-type="float" office:value="2820787" table:style-name="ce79">
            <text:p>2,820,787</text:p>
          </table:table-cell>
          <table:table-cell office:value-type="float" office:value="1385436" table:style-name="ce79">
            <text:p>1,385,436</text:p>
          </table:table-cell>
          <table:table-cell office:value-type="float" office:value="1435351" table:style-name="ce73">
            <text:p>1,435,35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83" table:style-name="ce52">
            <text:p>7,983</text:p>
          </table:table-cell>
          <table:table-cell office:value-type="float" office:value="18168" table:style-name="ce11">
            <text:p>18,168</text:p>
          </table:table-cell>
          <table:table-cell office:value-type="float" office:value="8992" table:style-name="ce11">
            <text:p>8,992</text:p>
          </table:table-cell>
          <table:table-cell office:value-type="float" office:value="9176" table:style-name="ce10">
            <text:p>9,17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857" table:style-name="ce52">
            <text:p>28,857</text:p>
          </table:table-cell>
          <table:table-cell office:value-type="float" office:value="75913" table:style-name="ce11">
            <text:p>75,913</text:p>
          </table:table-cell>
          <table:table-cell office:value-type="float" office:value="37564" table:style-name="ce11">
            <text:p>37,564</text:p>
          </table:table-cell>
          <table:table-cell office:value-type="float" office:value="38349" table:style-name="ce10">
            <text:p>38,34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229" table:style-name="ce52">
            <text:p>50,229</text:p>
          </table:table-cell>
          <table:table-cell office:value-type="float" office:value="126769" table:style-name="ce11">
            <text:p>126,769</text:p>
          </table:table-cell>
          <table:table-cell office:value-type="float" office:value="60596" table:style-name="ce11">
            <text:p>60,596</text:p>
          </table:table-cell>
          <table:table-cell office:value-type="float" office:value="66173" table:style-name="ce10">
            <text:p>66,17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345" table:style-name="ce52">
            <text:p>46,345</text:p>
          </table:table-cell>
          <table:table-cell office:value-type="float" office:value="114583" table:style-name="ce11">
            <text:p>114,583</text:p>
          </table:table-cell>
          <table:table-cell office:value-type="float" office:value="54258" table:style-name="ce11">
            <text:p>54,258</text:p>
          </table:table-cell>
          <table:table-cell office:value-type="float" office:value="60325" table:style-name="ce10">
            <text:p>60,32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631" table:style-name="ce52">
            <text:p>60,631</text:p>
          </table:table-cell>
          <table:table-cell office:value-type="float" office:value="146590" table:style-name="ce11">
            <text:p>146,590</text:p>
          </table:table-cell>
          <table:table-cell office:value-type="float" office:value="69849" table:style-name="ce11">
            <text:p>69,849</text:p>
          </table:table-cell>
          <table:table-cell office:value-type="float" office:value="76741" table:style-name="ce10">
            <text:p>76,74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0002" table:style-name="ce52">
            <text:p>90,002</text:p>
          </table:table-cell>
          <table:table-cell office:value-type="float" office:value="231730" table:style-name="ce11">
            <text:p>231,730</text:p>
          </table:table-cell>
          <table:table-cell office:value-type="float" office:value="110906" table:style-name="ce11">
            <text:p>110,906</text:p>
          </table:table-cell>
          <table:table-cell office:value-type="float" office:value="120824" table:style-name="ce10">
            <text:p>120,82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6814" table:style-name="ce52">
            <text:p>66,814</text:p>
          </table:table-cell>
          <table:table-cell office:value-type="float" office:value="176062" table:style-name="ce11">
            <text:p>176,062</text:p>
          </table:table-cell>
          <table:table-cell office:value-type="float" office:value="84068" table:style-name="ce11">
            <text:p>84,068</text:p>
          </table:table-cell>
          <table:table-cell office:value-type="float" office:value="91994" table:style-name="ce10">
            <text:p>91,99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7511" table:style-name="ce52">
            <text:p>107,511</text:p>
          </table:table-cell>
          <table:table-cell office:value-type="float" office:value="287344" table:style-name="ce11">
            <text:p>287,344</text:p>
          </table:table-cell>
          <table:table-cell office:value-type="float" office:value="137090" table:style-name="ce11">
            <text:p>137,090</text:p>
          </table:table-cell>
          <table:table-cell office:value-type="float" office:value="150254" table:style-name="ce10">
            <text:p>150,25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161" table:style-name="ce52">
            <text:p>55,161</text:p>
          </table:table-cell>
          <table:table-cell office:value-type="float" office:value="166053" table:style-name="ce11">
            <text:p>166,053</text:p>
          </table:table-cell>
          <table:table-cell office:value-type="float" office:value="81832" table:style-name="ce11">
            <text:p>81,832</text:p>
          </table:table-cell>
          <table:table-cell office:value-type="float" office:value="84221" table:style-name="ce10">
            <text:p>84,2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10" table:style-name="ce52">
            <text:p>17,510</text:p>
          </table:table-cell>
          <table:table-cell office:value-type="float" office:value="49169" table:style-name="ce11">
            <text:p>49,169</text:p>
          </table:table-cell>
          <table:table-cell office:value-type="float" office:value="25194" table:style-name="ce11">
            <text:p>25,194</text:p>
          </table:table-cell>
          <table:table-cell office:value-type="float" office:value="23975" table:style-name="ce10">
            <text:p>23,9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786" table:style-name="ce52">
            <text:p>23,786</text:p>
          </table:table-cell>
          <table:table-cell office:value-type="float" office:value="76130" table:style-name="ce11">
            <text:p>76,130</text:p>
          </table:table-cell>
          <table:table-cell office:value-type="float" office:value="38215" table:style-name="ce11">
            <text:p>38,215</text:p>
          </table:table-cell>
          <table:table-cell office:value-type="float" office:value="37915" table:style-name="ce10">
            <text:p>37,91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318" table:style-name="ce52">
            <text:p>29,318</text:p>
          </table:table-cell>
          <table:table-cell office:value-type="float" office:value="88009" table:style-name="ce11">
            <text:p>88,009</text:p>
          </table:table-cell>
          <table:table-cell office:value-type="float" office:value="44923" table:style-name="ce11">
            <text:p>44,923</text:p>
          </table:table-cell>
          <table:table-cell office:value-type="float" office:value="43086" table:style-name="ce10">
            <text:p>43,0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334" table:style-name="ce52">
            <text:p>31,334</text:p>
          </table:table-cell>
          <table:table-cell office:value-type="float" office:value="95226" table:style-name="ce11">
            <text:p>95,226</text:p>
          </table:table-cell>
          <table:table-cell office:value-type="float" office:value="47903" table:style-name="ce11">
            <text:p>47,903</text:p>
          </table:table-cell>
          <table:table-cell office:value-type="float" office:value="47323" table:style-name="ce10">
            <text:p>47,3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034" table:style-name="ce52">
            <text:p>19,034</text:p>
          </table:table-cell>
          <table:table-cell office:value-type="float" office:value="59273" table:style-name="ce11">
            <text:p>59,273</text:p>
          </table:table-cell>
          <table:table-cell office:value-type="float" office:value="29670" table:style-name="ce11">
            <text:p>29,670</text:p>
          </table:table-cell>
          <table:table-cell office:value-type="float" office:value="29603" table:style-name="ce10">
            <text:p>29,6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792" table:style-name="ce52">
            <text:p>16,792</text:p>
          </table:table-cell>
          <table:table-cell office:value-type="float" office:value="54343" table:style-name="ce11">
            <text:p>54,343</text:p>
          </table:table-cell>
          <table:table-cell office:value-type="float" office:value="27520" table:style-name="ce11">
            <text:p>27,520</text:p>
          </table:table-cell>
          <table:table-cell office:value-type="float" office:value="26823" table:style-name="ce10">
            <text:p>26,8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21" table:style-name="ce52">
            <text:p>20,221</text:p>
          </table:table-cell>
          <table:table-cell office:value-type="float" office:value="65529" table:style-name="ce11">
            <text:p>65,529</text:p>
          </table:table-cell>
          <table:table-cell office:value-type="float" office:value="33369" table:style-name="ce11">
            <text:p>33,369</text:p>
          </table:table-cell>
          <table:table-cell office:value-type="float" office:value="32160" table:style-name="ce10">
            <text:p>32,1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463" table:style-name="ce52">
            <text:p>37,463</text:p>
          </table:table-cell>
          <table:table-cell office:value-type="float" office:value="109309" table:style-name="ce11">
            <text:p>109,309</text:p>
          </table:table-cell>
          <table:table-cell office:value-type="float" office:value="53932" table:style-name="ce11">
            <text:p>53,932</text:p>
          </table:table-cell>
          <table:table-cell office:value-type="float" office:value="55377" table:style-name="ce10">
            <text:p>55,3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571" table:style-name="ce52">
            <text:p>30,571</text:p>
          </table:table-cell>
          <table:table-cell office:value-type="float" office:value="95693" table:style-name="ce11">
            <text:p>95,693</text:p>
          </table:table-cell>
          <table:table-cell office:value-type="float" office:value="47604" table:style-name="ce11">
            <text:p>47,604</text:p>
          </table:table-cell>
          <table:table-cell office:value-type="float" office:value="48089" table:style-name="ce10">
            <text:p>48,08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35" table:style-name="ce52">
            <text:p>7,735</text:p>
          </table:table-cell>
          <table:table-cell office:value-type="float" office:value="24064" table:style-name="ce11">
            <text:p>24,064</text:p>
          </table:table-cell>
          <table:table-cell office:value-type="float" office:value="12431" table:style-name="ce11">
            <text:p>12,431</text:p>
          </table:table-cell>
          <table:table-cell office:value-type="float" office:value="11633" table:style-name="ce10">
            <text:p>11,63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66" table:style-name="ce52">
            <text:p>4,966</text:p>
          </table:table-cell>
          <table:table-cell office:value-type="float" office:value="14670" table:style-name="ce11">
            <text:p>14,670</text:p>
          </table:table-cell>
          <table:table-cell office:value-type="float" office:value="7558" table:style-name="ce11">
            <text:p>7,558</text:p>
          </table:table-cell>
          <table:table-cell office:value-type="float" office:value="7112" table:style-name="ce10">
            <text:p>7,1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63" table:style-name="ce52">
            <text:p>9,963</text:p>
          </table:table-cell>
          <table:table-cell office:value-type="float" office:value="31940" table:style-name="ce11">
            <text:p>31,940</text:p>
          </table:table-cell>
          <table:table-cell office:value-type="float" office:value="16280" table:style-name="ce11">
            <text:p>16,280</text:p>
          </table:table-cell>
          <table:table-cell office:value-type="float" office:value="15660" table:style-name="ce10">
            <text:p>15,6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27" table:style-name="ce52">
            <text:p>5,627</text:p>
          </table:table-cell>
          <table:table-cell office:value-type="float" office:value="18864" table:style-name="ce11">
            <text:p>18,864</text:p>
          </table:table-cell>
          <table:table-cell office:value-type="float" office:value="9956" table:style-name="ce11">
            <text:p>9,956</text:p>
          </table:table-cell>
          <table:table-cell office:value-type="float" office:value="8908" table:style-name="ce10">
            <text:p>8,9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540" table:style-name="ce52">
            <text:p>26,540</text:p>
          </table:table-cell>
          <table:table-cell office:value-type="float" office:value="76494" table:style-name="ce11">
            <text:p>76,494</text:p>
          </table:table-cell>
          <table:table-cell office:value-type="float" office:value="38241" table:style-name="ce11">
            <text:p>38,241</text:p>
          </table:table-cell>
          <table:table-cell office:value-type="float" office:value="38253" table:style-name="ce10">
            <text:p>38,25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347" table:style-name="ce52">
            <text:p>18,347</text:p>
          </table:table-cell>
          <table:table-cell office:value-type="float" office:value="56777" table:style-name="ce11">
            <text:p>56,777</text:p>
          </table:table-cell>
          <table:table-cell office:value-type="float" office:value="28903" table:style-name="ce11">
            <text:p>28,903</text:p>
          </table:table-cell>
          <table:table-cell office:value-type="float" office:value="27874" table:style-name="ce10">
            <text:p>27,8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201" table:style-name="ce52">
            <text:p>24,201</text:p>
          </table:table-cell>
          <table:table-cell office:value-type="float" office:value="78095" table:style-name="ce11">
            <text:p>78,095</text:p>
          </table:table-cell>
          <table:table-cell office:value-type="float" office:value="39225" table:style-name="ce11">
            <text:p>39,225</text:p>
          </table:table-cell>
          <table:table-cell office:value-type="float" office:value="38870" table:style-name="ce10">
            <text:p>38,8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76" table:style-name="ce52">
            <text:p>20,876</text:p>
          </table:table-cell>
          <table:table-cell office:value-type="float" office:value="65094" table:style-name="ce11">
            <text:p>65,094</text:p>
          </table:table-cell>
          <table:table-cell office:value-type="float" office:value="32932" table:style-name="ce11">
            <text:p>32,932</text:p>
          </table:table-cell>
          <table:table-cell office:value-type="float" office:value="32162" table:style-name="ce10">
            <text:p>32,16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846" table:style-name="ce52">
            <text:p>67,846</text:p>
          </table:table-cell>
          <table:table-cell office:value-type="float" office:value="194970" table:style-name="ce11">
            <text:p>194,970</text:p>
          </table:table-cell>
          <table:table-cell office:value-type="float" office:value="96285" table:style-name="ce11">
            <text:p>96,285</text:p>
          </table:table-cell>
          <table:table-cell office:value-type="float" office:value="98685" table:style-name="ce10">
            <text:p>98,6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589" table:style-name="ce52">
            <text:p>72,589</text:p>
          </table:table-cell>
          <table:table-cell office:value-type="float" office:value="213117" table:style-name="ce11">
            <text:p>213,117</text:p>
          </table:table-cell>
          <table:table-cell office:value-type="float" office:value="104346" table:style-name="ce11">
            <text:p>104,346</text:p>
          </table:table-cell>
          <table:table-cell office:value-type="float" office:value="108771" table:style-name="ce10">
            <text:p>108,77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38" table:style-name="ce53">
            <text:p>4,638</text:p>
          </table:table-cell>
          <table:table-cell office:value-type="float" office:value="10809" table:style-name="ce18">
            <text:p>10,809</text:p>
          </table:table-cell>
          <table:table-cell office:value-type="float" office:value="5794" table:style-name="ce18">
            <text:p>5,794</text:p>
          </table:table-cell>
          <table:table-cell office:value-type="float" office:value="5015" table:style-name="ce17">
            <text:p>5,015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3564" table:style-name="ce71">
            <text:p>703,564</text:p>
          </table:table-cell>
          <table:table-cell office:value-type="float" office:value="1874917" table:style-name="ce79">
            <text:p>1,874,917</text:p>
          </table:table-cell>
          <table:table-cell office:value-type="float" office:value="933869" table:style-name="ce79">
            <text:p>933,869</text:p>
          </table:table-cell>
          <table:table-cell office:value-type="float" office:value="941048" table:style-name="ce73">
            <text:p>941,0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29" table:style-name="ce52">
            <text:p>29,429</text:p>
          </table:table-cell>
          <table:table-cell office:value-type="float" office:value="76331" table:style-name="ce11">
            <text:p>76,331</text:p>
          </table:table-cell>
          <table:table-cell office:value-type="float" office:value="37715" table:style-name="ce11">
            <text:p>37,715</text:p>
          </table:table-cell>
          <table:table-cell office:value-type="float" office:value="38616" table:style-name="ce10">
            <text:p>38,6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47" table:style-name="ce52">
            <text:p>10,147</text:p>
          </table:table-cell>
          <table:table-cell office:value-type="float" office:value="25001" table:style-name="ce11">
            <text:p>25,001</text:p>
          </table:table-cell>
          <table:table-cell office:value-type="float" office:value="13016" table:style-name="ce11">
            <text:p>13,016</text:p>
          </table:table-cell>
          <table:table-cell office:value-type="float" office:value="11985" table:style-name="ce10">
            <text:p>11,9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54" table:style-name="ce52">
            <text:p>10,754</text:p>
          </table:table-cell>
          <table:table-cell office:value-type="float" office:value="27245" table:style-name="ce11">
            <text:p>27,245</text:p>
          </table:table-cell>
          <table:table-cell office:value-type="float" office:value="14240" table:style-name="ce11">
            <text:p>14,240</text:p>
          </table:table-cell>
          <table:table-cell office:value-type="float" office:value="13005" table:style-name="ce10">
            <text:p>13,0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1" table:style-name="ce52">
            <text:p>7,991</text:p>
          </table:table-cell>
          <table:table-cell office:value-type="float" office:value="20826" table:style-name="ce11">
            <text:p>20,826</text:p>
          </table:table-cell>
          <table:table-cell office:value-type="float" office:value="10824" table:style-name="ce11">
            <text:p>10,824</text:p>
          </table:table-cell>
          <table:table-cell office:value-type="float" office:value="10002" table:style-name="ce10">
            <text:p>10,0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5" table:style-name="ce52">
            <text:p>8,785</text:p>
          </table:table-cell>
          <table:table-cell office:value-type="float" office:value="22755" table:style-name="ce11">
            <text:p>22,755</text:p>
          </table:table-cell>
          <table:table-cell office:value-type="float" office:value="11813" table:style-name="ce11">
            <text:p>11,813</text:p>
          </table:table-cell>
          <table:table-cell office:value-type="float" office:value="10942" table:style-name="ce10">
            <text:p>10,9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66" table:style-name="ce52">
            <text:p>8,266</text:p>
          </table:table-cell>
          <table:table-cell office:value-type="float" office:value="20152" table:style-name="ce11">
            <text:p>20,152</text:p>
          </table:table-cell>
          <table:table-cell office:value-type="float" office:value="10715" table:style-name="ce11">
            <text:p>10,715</text:p>
          </table:table-cell>
          <table:table-cell office:value-type="float" office:value="9437" table:style-name="ce10">
            <text:p>9,4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56" table:style-name="ce52">
            <text:p>16,056</text:p>
          </table:table-cell>
          <table:table-cell office:value-type="float" office:value="43713" table:style-name="ce11">
            <text:p>43,713</text:p>
          </table:table-cell>
          <table:table-cell office:value-type="float" office:value="22196" table:style-name="ce11">
            <text:p>22,196</text:p>
          </table:table-cell>
          <table:table-cell office:value-type="float" office:value="21517" table:style-name="ce10">
            <text:p>21,5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434" table:style-name="ce52">
            <text:p>9,434</text:p>
          </table:table-cell>
          <table:table-cell office:value-type="float" office:value="23452" table:style-name="ce11">
            <text:p>23,452</text:p>
          </table:table-cell>
          <table:table-cell office:value-type="float" office:value="12125" table:style-name="ce11">
            <text:p>12,125</text:p>
          </table:table-cell>
          <table:table-cell office:value-type="float" office:value="11327" table:style-name="ce10">
            <text:p>11,3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908" table:style-name="ce52">
            <text:p>7,908</text:p>
          </table:table-cell>
          <table:table-cell office:value-type="float" office:value="21668" table:style-name="ce11">
            <text:p>21,668</text:p>
          </table:table-cell>
          <table:table-cell office:value-type="float" office:value="11208" table:style-name="ce11">
            <text:p>11,208</text:p>
          </table:table-cell>
          <table:table-cell office:value-type="float" office:value="10460" table:style-name="ce10">
            <text:p>10,4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06" table:style-name="ce52">
            <text:p>8,106</text:p>
          </table:table-cell>
          <table:table-cell office:value-type="float" office:value="21212" table:style-name="ce11">
            <text:p>21,212</text:p>
          </table:table-cell>
          <table:table-cell office:value-type="float" office:value="10773" table:style-name="ce11">
            <text:p>10,773</text:p>
          </table:table-cell>
          <table:table-cell office:value-type="float" office:value="10439" table:style-name="ce10">
            <text:p>10,4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45" table:style-name="ce52">
            <text:p>3,745</text:p>
          </table:table-cell>
          <table:table-cell office:value-type="float" office:value="9200" table:style-name="ce11">
            <text:p>9,200</text:p>
          </table:table-cell>
          <table:table-cell office:value-type="float" office:value="4965" table:style-name="ce11">
            <text:p>4,965</text:p>
          </table:table-cell>
          <table:table-cell office:value-type="float" office:value="4235" table:style-name="ce10">
            <text:p>4,2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59" table:style-name="ce52">
            <text:p>21,159</text:p>
          </table:table-cell>
          <table:table-cell office:value-type="float" office:value="58785" table:style-name="ce11">
            <text:p>58,785</text:p>
          </table:table-cell>
          <table:table-cell office:value-type="float" office:value="29051" table:style-name="ce11">
            <text:p>29,051</text:p>
          </table:table-cell>
          <table:table-cell office:value-type="float" office:value="29734" table:style-name="ce10">
            <text:p>29,7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87" table:style-name="ce52">
            <text:p>9,787</text:p>
          </table:table-cell>
          <table:table-cell office:value-type="float" office:value="25293" table:style-name="ce11">
            <text:p>25,293</text:p>
          </table:table-cell>
          <table:table-cell office:value-type="float" office:value="12954" table:style-name="ce11">
            <text:p>12,954</text:p>
          </table:table-cell>
          <table:table-cell office:value-type="float" office:value="12339" table:style-name="ce10">
            <text:p>12,3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424" table:style-name="ce52">
            <text:p>8,424</text:p>
          </table:table-cell>
          <table:table-cell office:value-type="float" office:value="24522" table:style-name="ce11">
            <text:p>24,522</text:p>
          </table:table-cell>
          <table:table-cell office:value-type="float" office:value="12370" table:style-name="ce11">
            <text:p>12,370</text:p>
          </table:table-cell>
          <table:table-cell office:value-type="float" office:value="12152" table:style-name="ce10">
            <text:p>12,1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68" table:style-name="ce52">
            <text:p>7,968</text:p>
          </table:table-cell>
          <table:table-cell office:value-type="float" office:value="22142" table:style-name="ce11">
            <text:p>22,142</text:p>
          </table:table-cell>
          <table:table-cell office:value-type="float" office:value="11478" table:style-name="ce11">
            <text:p>11,478</text:p>
          </table:table-cell>
          <table:table-cell office:value-type="float" office:value="10664" table:style-name="ce10">
            <text:p>10,6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13" table:style-name="ce52">
            <text:p>7,213</text:p>
          </table:table-cell>
          <table:table-cell office:value-type="float" office:value="19073" table:style-name="ce11">
            <text:p>19,073</text:p>
          </table:table-cell>
          <table:table-cell office:value-type="float" office:value="9709" table:style-name="ce11">
            <text:p>9,709</text:p>
          </table:table-cell>
          <table:table-cell office:value-type="float" office:value="9364" table:style-name="ce10">
            <text:p>9,3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42" table:style-name="ce52">
            <text:p>4,142</text:p>
          </table:table-cell>
          <table:table-cell office:value-type="float" office:value="10601" table:style-name="ce11">
            <text:p>10,601</text:p>
          </table:table-cell>
          <table:table-cell office:value-type="float" office:value="5327" table:style-name="ce11">
            <text:p>5,327</text:p>
          </table:table-cell>
          <table:table-cell office:value-type="float" office:value="5274" table:style-name="ce10">
            <text:p>5,2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59" table:style-name="ce52">
            <text:p>14,859</text:p>
          </table:table-cell>
          <table:table-cell office:value-type="float" office:value="43317" table:style-name="ce11">
            <text:p>43,317</text:p>
          </table:table-cell>
          <table:table-cell office:value-type="float" office:value="21989" table:style-name="ce11">
            <text:p>21,989</text:p>
          </table:table-cell>
          <table:table-cell office:value-type="float" office:value="21328" table:style-name="ce10">
            <text:p>21,3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261" table:style-name="ce52">
            <text:p>19,261</text:p>
          </table:table-cell>
          <table:table-cell office:value-type="float" office:value="50814" table:style-name="ce11">
            <text:p>50,814</text:p>
          </table:table-cell>
          <table:table-cell office:value-type="float" office:value="25588" table:style-name="ce11">
            <text:p>25,588</text:p>
          </table:table-cell>
          <table:table-cell office:value-type="float" office:value="25226" table:style-name="ce10">
            <text:p>25,2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260" table:style-name="ce52">
            <text:p>13,260</text:p>
          </table:table-cell>
          <table:table-cell office:value-type="float" office:value="37660" table:style-name="ce11">
            <text:p>37,660</text:p>
          </table:table-cell>
          <table:table-cell office:value-type="float" office:value="18882" table:style-name="ce11">
            <text:p>18,882</text:p>
          </table:table-cell>
          <table:table-cell office:value-type="float" office:value="18778" table:style-name="ce10">
            <text:p>18,7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03" table:style-name="ce52">
            <text:p>10,503</text:p>
          </table:table-cell>
          <table:table-cell office:value-type="float" office:value="30374" table:style-name="ce11">
            <text:p>30,374</text:p>
          </table:table-cell>
          <table:table-cell office:value-type="float" office:value="15630" table:style-name="ce11">
            <text:p>15,630</text:p>
          </table:table-cell>
          <table:table-cell office:value-type="float" office:value="14744" table:style-name="ce10">
            <text:p>14,7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41" table:style-name="ce52">
            <text:p>2,741</text:p>
          </table:table-cell>
          <table:table-cell office:value-type="float" office:value="7128" table:style-name="ce11">
            <text:p>7,128</text:p>
          </table:table-cell>
          <table:table-cell office:value-type="float" office:value="3757" table:style-name="ce11">
            <text:p>3,757</text:p>
          </table:table-cell>
          <table:table-cell office:value-type="float" office:value="3371" table:style-name="ce10">
            <text:p>3,3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8" table:style-name="ce52">
            <text:p>5,158</text:p>
          </table:table-cell>
          <table:table-cell office:value-type="float" office:value="13602" table:style-name="ce11">
            <text:p>13,602</text:p>
          </table:table-cell>
          <table:table-cell office:value-type="float" office:value="7038" table:style-name="ce11">
            <text:p>7,038</text:p>
          </table:table-cell>
          <table:table-cell office:value-type="float" office:value="6564" table:style-name="ce10">
            <text:p>6,5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3" table:style-name="ce52">
            <text:p>3,483</text:p>
          </table:table-cell>
          <table:table-cell office:value-type="float" office:value="9178" table:style-name="ce11">
            <text:p>9,178</text:p>
          </table:table-cell>
          <table:table-cell office:value-type="float" office:value="4825" table:style-name="ce11">
            <text:p>4,825</text:p>
          </table:table-cell>
          <table:table-cell office:value-type="float" office:value="4353" table:style-name="ce10">
            <text:p>4,3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0" table:style-name="ce52">
            <text:p>2,820</text:p>
          </table:table-cell>
          <table:table-cell office:value-type="float" office:value="8398" table:style-name="ce11">
            <text:p>8,398</text:p>
          </table:table-cell>
          <table:table-cell office:value-type="float" office:value="4528" table:style-name="ce11">
            <text:p>4,528</text:p>
          </table:table-cell>
          <table:table-cell office:value-type="float" office:value="3870" table:style-name="ce10">
            <text:p>3,8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09" table:style-name="ce52">
            <text:p>1,909</text:p>
          </table:table-cell>
          <table:table-cell office:value-type="float" office:value="4569" table:style-name="ce11">
            <text:p>4,569</text:p>
          </table:table-cell>
          <table:table-cell office:value-type="float" office:value="2582" table:style-name="ce11">
            <text:p>2,582</text:p>
          </table:table-cell>
          <table:table-cell office:value-type="float" office:value="1987" table:style-name="ce10">
            <text:p>1,9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617" table:style-name="ce52">
            <text:p>28,617</text:p>
          </table:table-cell>
          <table:table-cell office:value-type="float" office:value="76385" table:style-name="ce11">
            <text:p>76,385</text:p>
          </table:table-cell>
          <table:table-cell office:value-type="float" office:value="38566" table:style-name="ce11">
            <text:p>38,566</text:p>
          </table:table-cell>
          <table:table-cell office:value-type="float" office:value="37819" table:style-name="ce10">
            <text:p>37,8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358" table:style-name="ce52">
            <text:p>23,358</text:p>
          </table:table-cell>
          <table:table-cell office:value-type="float" office:value="68164" table:style-name="ce11">
            <text:p>68,164</text:p>
          </table:table-cell>
          <table:table-cell office:value-type="float" office:value="34443" table:style-name="ce11">
            <text:p>34,443</text:p>
          </table:table-cell>
          <table:table-cell office:value-type="float" office:value="33721" table:style-name="ce10">
            <text:p>33,7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475" table:style-name="ce52">
            <text:p>11,475</text:p>
          </table:table-cell>
          <table:table-cell office:value-type="float" office:value="33941" table:style-name="ce11">
            <text:p>33,941</text:p>
          </table:table-cell>
          <table:table-cell office:value-type="float" office:value="17424" table:style-name="ce11">
            <text:p>17,424</text:p>
          </table:table-cell>
          <table:table-cell office:value-type="float" office:value="16517" table:style-name="ce10">
            <text:p>16,5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05" table:style-name="ce52">
            <text:p>1,505</text:p>
          </table:table-cell>
          <table:table-cell office:value-type="float" office:value="3768" table:style-name="ce11">
            <text:p>3,768</text:p>
          </table:table-cell>
          <table:table-cell office:value-type="float" office:value="2040" table:style-name="ce11">
            <text:p>2,040</text:p>
          </table:table-cell>
          <table:table-cell office:value-type="float" office:value="1728" table:style-name="ce10">
            <text:p>1,7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801" table:style-name="ce52">
            <text:p>87,801</text:p>
          </table:table-cell>
          <table:table-cell office:value-type="float" office:value="235415" table:style-name="ce11">
            <text:p>235,415</text:p>
          </table:table-cell>
          <table:table-cell office:value-type="float" office:value="115535" table:style-name="ce11">
            <text:p>115,535</text:p>
          </table:table-cell>
          <table:table-cell office:value-type="float" office:value="119880" table:style-name="ce10">
            <text:p>119,8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46" table:style-name="ce52">
            <text:p>73,146</text:p>
          </table:table-cell>
          <table:table-cell office:value-type="float" office:value="184958" table:style-name="ce11">
            <text:p>184,958</text:p>
          </table:table-cell>
          <table:table-cell office:value-type="float" office:value="88360" table:style-name="ce11">
            <text:p>88,360</text:p>
          </table:table-cell>
          <table:table-cell office:value-type="float" office:value="96598" table:style-name="ce10">
            <text:p>96,5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58" table:style-name="ce52">
            <text:p>47,158</text:p>
          </table:table-cell>
          <table:table-cell office:value-type="float" office:value="123789" table:style-name="ce11">
            <text:p>123,789</text:p>
          </table:table-cell>
          <table:table-cell office:value-type="float" office:value="61025" table:style-name="ce11">
            <text:p>61,025</text:p>
          </table:table-cell>
          <table:table-cell office:value-type="float" office:value="62764" table:style-name="ce10">
            <text:p>62,7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98" table:style-name="ce52">
            <text:p>51,698</text:p>
          </table:table-cell>
          <table:table-cell office:value-type="float" office:value="130094" table:style-name="ce11">
            <text:p>130,094</text:p>
          </table:table-cell>
          <table:table-cell office:value-type="float" office:value="63021" table:style-name="ce11">
            <text:p>63,021</text:p>
          </table:table-cell>
          <table:table-cell office:value-type="float" office:value="67073" table:style-name="ce10">
            <text:p>67,0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6136" table:style-name="ce52">
            <text:p>66,136</text:p>
          </table:table-cell>
          <table:table-cell office:value-type="float" office:value="195623" table:style-name="ce11">
            <text:p>195,623</text:p>
          </table:table-cell>
          <table:table-cell office:value-type="float" office:value="98431" table:style-name="ce11">
            <text:p>98,431</text:p>
          </table:table-cell>
          <table:table-cell office:value-type="float" office:value="97192" table:style-name="ce10">
            <text:p>97,1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920" table:style-name="ce52">
            <text:p>26,920</text:p>
          </table:table-cell>
          <table:table-cell office:value-type="float" office:value="67213" table:style-name="ce11">
            <text:p>67,213</text:p>
          </table:table-cell>
          <table:table-cell office:value-type="float" office:value="31831" table:style-name="ce11">
            <text:p>31,831</text:p>
          </table:table-cell>
          <table:table-cell office:value-type="float" office:value="35382" table:style-name="ce10">
            <text:p>35,38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442" table:style-name="ce53">
            <text:p>32,442</text:p>
          </table:table-cell>
          <table:table-cell office:value-type="float" office:value="78556" table:style-name="ce18">
            <text:p>78,556</text:p>
          </table:table-cell>
          <table:table-cell office:value-type="float" office:value="37895" table:style-name="ce18">
            <text:p>37,895</text:p>
          </table:table-cell>
          <table:table-cell office:value-type="float" office:value="40661" table:style-name="ce17">
            <text:p>40,66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9481" table:style-name="ce75">
            <text:p>1,119,481</text:p>
          </table:table-cell>
          <table:table-cell office:value-type="float" office:value="2765932" table:style-name="ce79">
            <text:p>2,765,932</text:p>
          </table:table-cell>
          <table:table-cell office:value-type="float" office:value="1364243" table:style-name="ce80">
            <text:p>1,364,243</text:p>
          </table:table-cell>
          <table:table-cell office:value-type="float" office:value="1401689" table:style-name="ce72">
            <text:p>1,401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81" table:style-name="ce9">
            <text:p>10,881</text:p>
          </table:table-cell>
          <table:table-cell office:value-type="float" office:value="23553" table:style-name="ce11">
            <text:p>23,553</text:p>
          </table:table-cell>
          <table:table-cell office:value-type="float" office:value="11636" table:style-name="ce9">
            <text:p>11,636</text:p>
          </table:table-cell>
          <table:table-cell office:value-type="float" office:value="11917" table:style-name="ce9">
            <text:p>11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948" table:style-name="ce9">
            <text:p>59,948</text:p>
          </table:table-cell>
          <table:table-cell office:value-type="float" office:value="141488" table:style-name="ce11">
            <text:p>141,488</text:p>
          </table:table-cell>
          <table:table-cell office:value-type="float" office:value="67965" table:style-name="ce9">
            <text:p>67,965</text:p>
          </table:table-cell>
          <table:table-cell office:value-type="float" office:value="73523" table:style-name="ce9">
            <text:p>73,5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854" table:style-name="ce9">
            <text:p>80,854</text:p>
          </table:table-cell>
          <table:table-cell office:value-type="float" office:value="197306" table:style-name="ce11">
            <text:p>197,306</text:p>
          </table:table-cell>
          <table:table-cell office:value-type="float" office:value="94355" table:style-name="ce9">
            <text:p>94,355</text:p>
          </table:table-cell>
          <table:table-cell office:value-type="float" office:value="102951" table:style-name="ce9">
            <text:p>102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464" table:style-name="ce9">
            <text:p>74,464</text:p>
          </table:table-cell>
          <table:table-cell office:value-type="float" office:value="189426" table:style-name="ce11">
            <text:p>189,426</text:p>
          </table:table-cell>
          <table:table-cell office:value-type="float" office:value="92502" table:style-name="ce9">
            <text:p>92,502</text:p>
          </table:table-cell>
          <table:table-cell office:value-type="float" office:value="96924" table:style-name="ce9">
            <text:p>96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678" table:style-name="ce9">
            <text:p>138,678</text:p>
          </table:table-cell>
          <table:table-cell office:value-type="float" office:value="336868" table:style-name="ce11">
            <text:p>336,868</text:p>
          </table:table-cell>
          <table:table-cell office:value-type="float" office:value="162409" table:style-name="ce9">
            <text:p>162,409</text:p>
          </table:table-cell>
          <table:table-cell office:value-type="float" office:value="174459" table:style-name="ce9">
            <text:p>174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64" table:style-name="ce9">
            <text:p>23,164</text:p>
          </table:table-cell>
          <table:table-cell office:value-type="float" office:value="50490" table:style-name="ce11">
            <text:p>50,490</text:p>
          </table:table-cell>
          <table:table-cell office:value-type="float" office:value="24227" table:style-name="ce9">
            <text:p>24,227</text:p>
          </table:table-cell>
          <table:table-cell office:value-type="float" office:value="26263" table:style-name="ce9">
            <text:p>26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44" table:style-name="ce9">
            <text:p>12,944</text:p>
          </table:table-cell>
          <table:table-cell office:value-type="float" office:value="26668" table:style-name="ce11">
            <text:p>26,668</text:p>
          </table:table-cell>
          <table:table-cell office:value-type="float" office:value="12603" table:style-name="ce9">
            <text:p>12,603</text:p>
          </table:table-cell>
          <table:table-cell office:value-type="float" office:value="14065" table:style-name="ce9">
            <text:p>14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14" table:style-name="ce9">
            <text:p>73,114</text:p>
          </table:table-cell>
          <table:table-cell office:value-type="float" office:value="167280" table:style-name="ce11">
            <text:p>167,280</text:p>
          </table:table-cell>
          <table:table-cell office:value-type="float" office:value="80039" table:style-name="ce9">
            <text:p>80,039</text:p>
          </table:table-cell>
          <table:table-cell office:value-type="float" office:value="87241" table:style-name="ce9">
            <text:p>87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523" table:style-name="ce9">
            <text:p>79,523</text:p>
          </table:table-cell>
          <table:table-cell office:value-type="float" office:value="185828" table:style-name="ce11">
            <text:p>185,828</text:p>
          </table:table-cell>
          <table:table-cell office:value-type="float" office:value="90961" table:style-name="ce9">
            <text:p>90,961</text:p>
          </table:table-cell>
          <table:table-cell office:value-type="float" office:value="94867" table:style-name="ce9">
            <text:p>94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44" table:style-name="ce9">
            <text:p>11,044</text:p>
          </table:table-cell>
          <table:table-cell office:value-type="float" office:value="27785" table:style-name="ce11">
            <text:p>27,785</text:p>
          </table:table-cell>
          <table:table-cell office:value-type="float" office:value="14306" table:style-name="ce9">
            <text:p>14,306</text:p>
          </table:table-cell>
          <table:table-cell office:value-type="float" office:value="13479" table:style-name="ce9">
            <text:p>13,47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90" table:style-name="ce9">
            <text:p>69,490</text:p>
          </table:table-cell>
          <table:table-cell office:value-type="float" office:value="157356" table:style-name="ce11">
            <text:p>157,356</text:p>
          </table:table-cell>
          <table:table-cell office:value-type="float" office:value="77861" table:style-name="ce9">
            <text:p>77,861</text:p>
          </table:table-cell>
          <table:table-cell office:value-type="float" office:value="79495" table:style-name="ce9">
            <text:p>79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598" table:style-name="ce9">
            <text:p>144,598</text:p>
          </table:table-cell>
          <table:table-cell office:value-type="float" office:value="359576" table:style-name="ce11">
            <text:p>359,576</text:p>
          </table:table-cell>
          <table:table-cell office:value-type="float" office:value="175456" table:style-name="ce9">
            <text:p>175,456</text:p>
          </table:table-cell>
          <table:table-cell office:value-type="float" office:value="184120" table:style-name="ce9">
            <text:p>184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714" table:style-name="ce9">
            <text:p>26,714</text:p>
          </table:table-cell>
          <table:table-cell office:value-type="float" office:value="69478" table:style-name="ce11">
            <text:p>69,478</text:p>
          </table:table-cell>
          <table:table-cell office:value-type="float" office:value="34940" table:style-name="ce9">
            <text:p>34,940</text:p>
          </table:table-cell>
          <table:table-cell office:value-type="float" office:value="34538" table:style-name="ce9">
            <text:p>34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343" table:style-name="ce9">
            <text:p>43,343</text:p>
          </table:table-cell>
          <table:table-cell office:value-type="float" office:value="112265" table:style-name="ce11">
            <text:p>112,265</text:p>
          </table:table-cell>
          <table:table-cell office:value-type="float" office:value="57282" table:style-name="ce9">
            <text:p>57,282</text:p>
          </table:table-cell>
          <table:table-cell office:value-type="float" office:value="54983" table:style-name="ce9">
            <text:p>54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68" table:style-name="ce9">
            <text:p>13,868</text:p>
          </table:table-cell>
          <table:table-cell office:value-type="float" office:value="41764" table:style-name="ce11">
            <text:p>41,764</text:p>
          </table:table-cell>
          <table:table-cell office:value-type="float" office:value="21360" table:style-name="ce9">
            <text:p>21,360</text:p>
          </table:table-cell>
          <table:table-cell office:value-type="float" office:value="20404" table:style-name="ce9">
            <text:p>20,4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84" table:style-name="ce9">
            <text:p>13,284</text:p>
          </table:table-cell>
          <table:table-cell office:value-type="float" office:value="34324" table:style-name="ce11">
            <text:p>34,324</text:p>
          </table:table-cell>
          <table:table-cell office:value-type="float" office:value="17411" table:style-name="ce9">
            <text:p>17,411</text:p>
          </table:table-cell>
          <table:table-cell office:value-type="float" office:value="16913" table:style-name="ce9">
            <text:p>16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763" table:style-name="ce9">
            <text:p>36,763</text:p>
          </table:table-cell>
          <table:table-cell office:value-type="float" office:value="91893" table:style-name="ce11">
            <text:p>91,893</text:p>
          </table:table-cell>
          <table:table-cell office:value-type="float" office:value="46370" table:style-name="ce9">
            <text:p>46,370</text:p>
          </table:table-cell>
          <table:table-cell office:value-type="float" office:value="45523" table:style-name="ce9">
            <text:p>45,5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81" table:style-name="ce9">
            <text:p>19,181</text:p>
          </table:table-cell>
          <table:table-cell office:value-type="float" office:value="44938" table:style-name="ce11">
            <text:p>44,938</text:p>
          </table:table-cell>
          <table:table-cell office:value-type="float" office:value="22653" table:style-name="ce9">
            <text:p>22,653</text:p>
          </table:table-cell>
          <table:table-cell office:value-type="float" office:value="22285" table:style-name="ce9">
            <text:p>22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570" table:style-name="ce9">
            <text:p>35,570</text:p>
          </table:table-cell>
          <table:table-cell office:value-type="float" office:value="96841" table:style-name="ce11">
            <text:p>96,841</text:p>
          </table:table-cell>
          <table:table-cell office:value-type="float" office:value="47941" table:style-name="ce9">
            <text:p>47,941</text:p>
          </table:table-cell>
          <table:table-cell office:value-type="float" office:value="48900" table:style-name="ce9">
            <text:p>48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931" table:style-name="ce9">
            <text:p>14,931</text:p>
          </table:table-cell>
          <table:table-cell office:value-type="float" office:value="38955" table:style-name="ce11">
            <text:p>38,955</text:p>
          </table:table-cell>
          <table:table-cell office:value-type="float" office:value="19609" table:style-name="ce9">
            <text:p>19,609</text:p>
          </table:table-cell>
          <table:table-cell office:value-type="float" office:value="19346" table:style-name="ce9">
            <text:p>19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57" table:style-name="ce9">
            <text:p>10,757</text:p>
          </table:table-cell>
          <table:table-cell office:value-type="float" office:value="29493" table:style-name="ce11">
            <text:p>29,493</text:p>
          </table:table-cell>
          <table:table-cell office:value-type="float" office:value="15529" table:style-name="ce9">
            <text:p>15,529</text:p>
          </table:table-cell>
          <table:table-cell office:value-type="float" office:value="13964" table:style-name="ce9">
            <text:p>13,9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45" table:style-name="ce9">
            <text:p>3,145</text:p>
          </table:table-cell>
          <table:table-cell office:value-type="float" office:value="6919" table:style-name="ce11">
            <text:p>6,919</text:p>
          </table:table-cell>
          <table:table-cell office:value-type="float" office:value="3827" table:style-name="ce9">
            <text:p>3,827</text:p>
          </table:table-cell>
          <table:table-cell office:value-type="float" office:value="3092" table:style-name="ce9">
            <text:p>3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49" table:style-name="ce9">
            <text:p>9,449</text:p>
          </table:table-cell>
          <table:table-cell office:value-type="float" office:value="28331" table:style-name="ce11">
            <text:p>28,331</text:p>
          </table:table-cell>
          <table:table-cell office:value-type="float" office:value="14284" table:style-name="ce9">
            <text:p>14,284</text:p>
          </table:table-cell>
          <table:table-cell office:value-type="float" office:value="14047" table:style-name="ce9">
            <text:p>14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46" table:style-name="ce9">
            <text:p>17,346</text:p>
          </table:table-cell>
          <table:table-cell office:value-type="float" office:value="51726" table:style-name="ce11">
            <text:p>51,726</text:p>
          </table:table-cell>
          <table:table-cell office:value-type="float" office:value="26258" table:style-name="ce9">
            <text:p>26,258</text:p>
          </table:table-cell>
          <table:table-cell office:value-type="float" office:value="25468" table:style-name="ce9">
            <text:p>25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57" table:style-name="ce9">
            <text:p>11,157</text:p>
          </table:table-cell>
          <table:table-cell office:value-type="float" office:value="29882" table:style-name="ce11">
            <text:p>29,882</text:p>
          </table:table-cell>
          <table:table-cell office:value-type="float" office:value="15193" table:style-name="ce9">
            <text:p>15,193</text:p>
          </table:table-cell>
          <table:table-cell office:value-type="float" office:value="14689" table:style-name="ce9">
            <text:p>14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63" table:style-name="ce9">
            <text:p>10,663</text:p>
          </table:table-cell>
          <table:table-cell office:value-type="float" office:value="29960" table:style-name="ce11">
            <text:p>29,960</text:p>
          </table:table-cell>
          <table:table-cell office:value-type="float" office:value="15349" table:style-name="ce9">
            <text:p>15,349</text:p>
          </table:table-cell>
          <table:table-cell office:value-type="float" office:value="14611" table:style-name="ce9">
            <text:p>14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53" table:style-name="ce9">
            <text:p>5,753</text:p>
          </table:table-cell>
          <table:table-cell office:value-type="float" office:value="13705" table:style-name="ce11">
            <text:p>13,705</text:p>
          </table:table-cell>
          <table:table-cell office:value-type="float" office:value="6874" table:style-name="ce9">
            <text:p>6,874</text:p>
          </table:table-cell>
          <table:table-cell office:value-type="float" office:value="6831" table:style-name="ce9">
            <text:p>6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12" table:style-name="ce9">
            <text:p>6,812</text:p>
          </table:table-cell>
          <table:table-cell office:value-type="float" office:value="18872" table:style-name="ce11">
            <text:p>18,872</text:p>
          </table:table-cell>
          <table:table-cell office:value-type="float" office:value="9653" table:style-name="ce9">
            <text:p>9,653</text:p>
          </table:table-cell>
          <table:table-cell office:value-type="float" office:value="9219" table:style-name="ce9">
            <text:p>9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15" table:style-name="ce9">
            <text:p>12,915</text:p>
          </table:table-cell>
          <table:table-cell office:value-type="float" office:value="35517" table:style-name="ce11">
            <text:p>35,517</text:p>
          </table:table-cell>
          <table:table-cell office:value-type="float" office:value="18262" table:style-name="ce9">
            <text:p>18,262</text:p>
          </table:table-cell>
          <table:table-cell office:value-type="float" office:value="17255" table:style-name="ce9">
            <text:p>17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3" table:style-name="ce9">
            <text:p>13,723</text:p>
          </table:table-cell>
          <table:table-cell office:value-type="float" office:value="35764" table:style-name="ce11">
            <text:p>35,764</text:p>
          </table:table-cell>
          <table:table-cell office:value-type="float" office:value="18387" table:style-name="ce9">
            <text:p>18,387</text:p>
          </table:table-cell>
          <table:table-cell office:value-type="float" office:value="17377" table:style-name="ce9">
            <text:p>17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21" table:style-name="ce9">
            <text:p>14,921</text:p>
          </table:table-cell>
          <table:table-cell office:value-type="float" office:value="38611" table:style-name="ce11">
            <text:p>38,611</text:p>
          </table:table-cell>
          <table:table-cell office:value-type="float" office:value="20288" table:style-name="ce9">
            <text:p>20,288</text:p>
          </table:table-cell>
          <table:table-cell office:value-type="float" office:value="18323" table:style-name="ce9">
            <text:p>18,3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86" table:style-name="ce9">
            <text:p>5,486</text:p>
          </table:table-cell>
          <table:table-cell office:value-type="float" office:value="12391" table:style-name="ce11">
            <text:p>12,391</text:p>
          </table:table-cell>
          <table:table-cell office:value-type="float" office:value="6700" table:style-name="ce9">
            <text:p>6,700</text:p>
          </table:table-cell>
          <table:table-cell office:value-type="float" office:value="5691" table:style-name="ce9">
            <text:p>5,6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1" table:style-name="ce9">
            <text:p>2,291</text:p>
          </table:table-cell>
          <table:table-cell office:value-type="float" office:value="5877" table:style-name="ce11">
            <text:p>5,877</text:p>
          </table:table-cell>
          <table:table-cell office:value-type="float" office:value="3106" table:style-name="ce9">
            <text:p>3,106</text:p>
          </table:table-cell>
          <table:table-cell office:value-type="float" office:value="2771" table:style-name="ce9">
            <text:p>2,77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52" table:style-name="ce9">
            <text:p>4,752</text:p>
          </table:table-cell>
          <table:table-cell office:value-type="float" office:value="11541" table:style-name="ce11">
            <text:p>11,541</text:p>
          </table:table-cell>
          <table:table-cell office:value-type="float" office:value="6289" table:style-name="ce9">
            <text:p>6,289</text:p>
          </table:table-cell>
          <table:table-cell office:value-type="float" office:value="5252" table:style-name="ce9">
            <text:p>5,25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5" table:style-name="ce9">
            <text:p>5,125</text:p>
          </table:table-cell>
          <table:table-cell office:value-type="float" office:value="13976" table:style-name="ce11">
            <text:p>13,976</text:p>
          </table:table-cell>
          <table:table-cell office:value-type="float" office:value="7558" table:style-name="ce9">
            <text:p>7,558</text:p>
          </table:table-cell>
          <table:table-cell office:value-type="float" office:value="6418" table:style-name="ce9">
            <text:p>6,41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0" table:style-name="ce9">
            <text:p>610</text:p>
          </table:table-cell>
          <table:table-cell office:value-type="float" office:value="1915" table:style-name="ce11">
            <text:p>1,915</text:p>
          </table:table-cell>
          <table:table-cell office:value-type="float" office:value="960" table:style-name="ce9">
            <text:p>960</text:p>
          </table:table-cell>
          <table:table-cell office:value-type="float" office:value="955" table:style-name="ce9">
            <text:p>95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5" table:style-name="ce9">
            <text:p>1,365</text:p>
          </table:table-cell>
          <table:table-cell office:value-type="float" office:value="4223" table:style-name="ce11">
            <text:p>4,223</text:p>
          </table:table-cell>
          <table:table-cell office:value-type="float" office:value="2218" table:style-name="ce9">
            <text:p>2,218</text:p>
          </table:table-cell>
          <table:table-cell office:value-type="float" office:value="2005" table:style-name="ce9">
            <text:p>2,005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55" table:style-name="ce16">
            <text:p>855</text:p>
          </table:table-cell>
          <table:table-cell office:value-type="float" office:value="3147" table:style-name="ce18">
            <text:p>3,147</text:p>
          </table:table-cell>
          <table:table-cell office:value-type="float" office:value="1622" table:style-name="ce16">
            <text:p>1,622</text:p>
          </table:table-cell>
          <table:table-cell office:value-type="float" office:value="1525" table:style-name="ce16">
            <text:p>1,52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570" table:style-name="ce71">
            <text:p>172,570</text:p>
          </table:table-cell>
          <table:table-cell office:value-type="float" office:value="453087" table:style-name="ce79">
            <text:p>453,087</text:p>
          </table:table-cell>
          <table:table-cell office:value-type="float" office:value="228318" table:style-name="ce79">
            <text:p>228,318</text:p>
          </table:table-cell>
          <table:table-cell office:value-type="float" office:value="224769" table:style-name="ce73">
            <text:p>224,7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36" table:style-name="ce52">
            <text:p>37,136</text:p>
          </table:table-cell>
          <table:table-cell office:value-type="float" office:value="95395" table:style-name="ce11">
            <text:p>95,395</text:p>
          </table:table-cell>
          <table:table-cell office:value-type="float" office:value="46413" table:style-name="ce11">
            <text:p>46,413</text:p>
          </table:table-cell>
          <table:table-cell office:value-type="float" office:value="48982" table:style-name="ce10">
            <text:p>48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38" table:style-name="ce52">
            <text:p>26,738</text:p>
          </table:table-cell>
          <table:table-cell office:value-type="float" office:value="71484" table:style-name="ce11">
            <text:p>71,484</text:p>
          </table:table-cell>
          <table:table-cell office:value-type="float" office:value="33716" table:style-name="ce11">
            <text:p>33,716</text:p>
          </table:table-cell>
          <table:table-cell office:value-type="float" office:value="37768" table:style-name="ce10">
            <text:p>37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02" table:style-name="ce52">
            <text:p>14,402</text:p>
          </table:table-cell>
          <table:table-cell office:value-type="float" office:value="38864" table:style-name="ce11">
            <text:p>38,864</text:p>
          </table:table-cell>
          <table:table-cell office:value-type="float" office:value="19813" table:style-name="ce11">
            <text:p>19,813</text:p>
          </table:table-cell>
          <table:table-cell office:value-type="float" office:value="19051" table:style-name="ce10">
            <text:p>19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46" table:style-name="ce52">
            <text:p>10,446</text:p>
          </table:table-cell>
          <table:table-cell office:value-type="float" office:value="28819" table:style-name="ce11">
            <text:p>28,819</text:p>
          </table:table-cell>
          <table:table-cell office:value-type="float" office:value="14816" table:style-name="ce11">
            <text:p>14,816</text:p>
          </table:table-cell>
          <table:table-cell office:value-type="float" office:value="14003" table:style-name="ce10">
            <text:p>14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24" table:style-name="ce52">
            <text:p>14,424</text:p>
          </table:table-cell>
          <table:table-cell office:value-type="float" office:value="35274" table:style-name="ce11">
            <text:p>35,274</text:p>
          </table:table-cell>
          <table:table-cell office:value-type="float" office:value="18253" table:style-name="ce11">
            <text:p>18,253</text:p>
          </table:table-cell>
          <table:table-cell office:value-type="float" office:value="17021" table:style-name="ce10">
            <text:p>17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50" table:style-name="ce52">
            <text:p>9,150</text:p>
          </table:table-cell>
          <table:table-cell office:value-type="float" office:value="24366" table:style-name="ce11">
            <text:p>24,366</text:p>
          </table:table-cell>
          <table:table-cell office:value-type="float" office:value="12789" table:style-name="ce11">
            <text:p>12,789</text:p>
          </table:table-cell>
          <table:table-cell office:value-type="float" office:value="11577" table:style-name="ce10">
            <text:p>11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006" table:style-name="ce52">
            <text:p>12,006</text:p>
          </table:table-cell>
          <table:table-cell office:value-type="float" office:value="32258" table:style-name="ce11">
            <text:p>32,258</text:p>
          </table:table-cell>
          <table:table-cell office:value-type="float" office:value="17001" table:style-name="ce11">
            <text:p>17,001</text:p>
          </table:table-cell>
          <table:table-cell office:value-type="float" office:value="15257" table:style-name="ce10">
            <text:p>15,2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795" table:style-name="ce52">
            <text:p>19,795</text:p>
          </table:table-cell>
          <table:table-cell office:value-type="float" office:value="53024" table:style-name="ce11">
            <text:p>53,024</text:p>
          </table:table-cell>
          <table:table-cell office:value-type="float" office:value="27101" table:style-name="ce11">
            <text:p>27,101</text:p>
          </table:table-cell>
          <table:table-cell office:value-type="float" office:value="25923" table:style-name="ce10">
            <text:p>25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659" table:style-name="ce52">
            <text:p>15,659</text:p>
          </table:table-cell>
          <table:table-cell office:value-type="float" office:value="40297" table:style-name="ce11">
            <text:p>40,297</text:p>
          </table:table-cell>
          <table:table-cell office:value-type="float" office:value="20627" table:style-name="ce11">
            <text:p>20,627</text:p>
          </table:table-cell>
          <table:table-cell office:value-type="float" office:value="19670" table:style-name="ce10">
            <text:p>19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23" table:style-name="ce52">
            <text:p>8,823</text:p>
          </table:table-cell>
          <table:table-cell office:value-type="float" office:value="21215" table:style-name="ce11">
            <text:p>21,215</text:p>
          </table:table-cell>
          <table:table-cell office:value-type="float" office:value="11410" table:style-name="ce11">
            <text:p>11,410</text:p>
          </table:table-cell>
          <table:table-cell office:value-type="float" office:value="9805" table:style-name="ce10">
            <text:p>9,8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68" table:style-name="ce52">
            <text:p>1,968</text:p>
          </table:table-cell>
          <table:table-cell office:value-type="float" office:value="6137" table:style-name="ce11">
            <text:p>6,137</text:p>
          </table:table-cell>
          <table:table-cell office:value-type="float" office:value="3307" table:style-name="ce11">
            <text:p>3,307</text:p>
          </table:table-cell>
          <table:table-cell office:value-type="float" office:value="2830" table:style-name="ce10">
            <text:p>2,83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23" table:style-name="ce53">
            <text:p>2,023</text:p>
          </table:table-cell>
          <table:table-cell office:value-type="float" office:value="5954" table:style-name="ce18">
            <text:p>5,954</text:p>
          </table:table-cell>
          <table:table-cell office:value-type="float" office:value="3072" table:style-name="ce18">
            <text:p>3,072</text:p>
          </table:table-cell>
          <table:table-cell office:value-type="float" office:value="2882" table:style-name="ce17">
            <text:p>2,882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12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5836" table:style-name="ce71">
            <text:p>205,836</text:p>
          </table:table-cell>
          <table:table-cell office:value-type="float" office:value="570775" table:style-name="ce79">
            <text:p>570,775</text:p>
          </table:table-cell>
          <table:table-cell office:value-type="float" office:value="291376" table:style-name="ce79">
            <text:p>291,376</text:p>
          </table:table-cell>
          <table:table-cell office:value-type="float" office:value="279399" table:style-name="ce73">
            <text:p>279,39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4516" table:style-name="ce52">
            <text:p>74,516</text:p>
          </table:table-cell>
          <table:table-cell office:value-type="float" office:value="200782" table:style-name="ce11">
            <text:p>200,782</text:p>
          </table:table-cell>
          <table:table-cell office:value-type="float" office:value="99901" table:style-name="ce11">
            <text:p>99,901</text:p>
          </table:table-cell>
          <table:table-cell office:value-type="float" office:value="100881" table:style-name="ce10">
            <text:p>100,88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2" table:style-name="ce52">
            <text:p>9,342</text:p>
          </table:table-cell>
          <table:table-cell office:value-type="float" office:value="27775" table:style-name="ce49">
            <text:p>27,775</text:p>
          </table:table-cell>
          <table:table-cell office:value-type="float" office:value="14930" table:style-name="ce11">
            <text:p>14,930</text:p>
          </table:table-cell>
          <table:table-cell office:value-type="float" office:value="12845" table:style-name="ce10">
            <text:p>12,84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330" table:style-name="ce52">
            <text:p>11,330</text:p>
          </table:table-cell>
          <table:table-cell office:value-type="float" office:value="33027" table:style-name="ce49">
            <text:p>33,027</text:p>
          </table:table-cell>
          <table:table-cell office:value-type="float" office:value="17588" table:style-name="ce11">
            <text:p>17,588</text:p>
          </table:table-cell>
          <table:table-cell office:value-type="float" office:value="15439" table:style-name="ce10">
            <text:p>15,43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407" table:style-name="ce52">
            <text:p>35,407</text:p>
          </table:table-cell>
          <table:table-cell office:value-type="float" office:value="97100" table:style-name="ce49">
            <text:p>97,100</text:p>
          </table:table-cell>
          <table:table-cell office:value-type="float" office:value="48870" table:style-name="ce11">
            <text:p>48,870</text:p>
          </table:table-cell>
          <table:table-cell office:value-type="float" office:value="48230" table:style-name="ce10">
            <text:p>48,23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663" table:style-name="ce52">
            <text:p>28,663</text:p>
          </table:table-cell>
          <table:table-cell office:value-type="float" office:value="78971" table:style-name="ce49">
            <text:p>78,971</text:p>
          </table:table-cell>
          <table:table-cell office:value-type="float" office:value="39990" table:style-name="ce11">
            <text:p>39,990</text:p>
          </table:table-cell>
          <table:table-cell office:value-type="float" office:value="38981" table:style-name="ce10">
            <text:p>38,98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8" table:style-name="ce52">
            <text:p>4,398</text:p>
          </table:table-cell>
          <table:table-cell office:value-type="float" office:value="12547" table:style-name="ce49">
            <text:p>12,547</text:p>
          </table:table-cell>
          <table:table-cell office:value-type="float" office:value="6808" table:style-name="ce11">
            <text:p>6,808</text:p>
          </table:table-cell>
          <table:table-cell office:value-type="float" office:value="5739" table:style-name="ce10">
            <text:p>5,73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420" table:style-name="ce52">
            <text:p>19,420</text:p>
          </table:table-cell>
          <table:table-cell office:value-type="float" office:value="57511" table:style-name="ce49">
            <text:p>57,511</text:p>
          </table:table-cell>
          <table:table-cell office:value-type="float" office:value="29477" table:style-name="ce11">
            <text:p>29,477</text:p>
          </table:table-cell>
          <table:table-cell office:value-type="float" office:value="28034" table:style-name="ce10">
            <text:p>28,03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52" table:style-name="ce52">
            <text:p>6,852</text:p>
          </table:table-cell>
          <table:table-cell office:value-type="float" office:value="19872" table:style-name="ce49">
            <text:p>19,872</text:p>
          </table:table-cell>
          <table:table-cell office:value-type="float" office:value="10502" table:style-name="ce11">
            <text:p>10,502</text:p>
          </table:table-cell>
          <table:table-cell office:value-type="float" office:value="9370" table:style-name="ce10">
            <text:p>9,3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97" table:style-name="ce52">
            <text:p>5,997</text:p>
          </table:table-cell>
          <table:table-cell office:value-type="float" office:value="14619" table:style-name="ce49">
            <text:p>14,619</text:p>
          </table:table-cell>
          <table:table-cell office:value-type="float" office:value="7954" table:style-name="ce11">
            <text:p>7,954</text:p>
          </table:table-cell>
          <table:table-cell office:value-type="float" office:value="6665" table:style-name="ce10">
            <text:p>6,66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4" table:style-name="ce52">
            <text:p>3,134</text:p>
          </table:table-cell>
          <table:table-cell office:value-type="float" office:value="9035" table:style-name="ce49">
            <text:p>9,035</text:p>
          </table:table-cell>
          <table:table-cell office:value-type="float" office:value="4932" table:style-name="ce11">
            <text:p>4,932</text:p>
          </table:table-cell>
          <table:table-cell office:value-type="float" office:value="4103" table:style-name="ce10">
            <text:p>4,10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0" table:style-name="ce52">
            <text:p>2,080</text:p>
          </table:table-cell>
          <table:table-cell office:value-type="float" office:value="5403" table:style-name="ce49">
            <text:p>5,403</text:p>
          </table:table-cell>
          <table:table-cell office:value-type="float" office:value="2974" table:style-name="ce11">
            <text:p>2,974</text:p>
          </table:table-cell>
          <table:table-cell office:value-type="float" office:value="2429" table:style-name="ce10">
            <text:p>2,429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33" table:style-name="ce52">
            <text:p>2,933</text:p>
          </table:table-cell>
          <table:table-cell office:value-type="float" office:value="9646" table:style-name="ce49">
            <text:p>9,646</text:p>
          </table:table-cell>
          <table:table-cell office:value-type="float" office:value="5019" table:style-name="ce11">
            <text:p>5,019</text:p>
          </table:table-cell>
          <table:table-cell office:value-type="float" office:value="4627" table:style-name="ce10">
            <text:p>4,627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4" table:style-name="ce53">
            <text:p>1,764</text:p>
          </table:table-cell>
          <table:table-cell office:value-type="float" office:value="4487" table:style-name="ce51">
            <text:p>4,487</text:p>
          </table:table-cell>
          <table:table-cell office:value-type="float" office:value="2431" table:style-name="ce18">
            <text:p>2,431</text:p>
          </table:table-cell>
          <table:table-cell office:value-type="float" office:value="2056" table:style-name="ce17">
            <text:p>2,05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3354" table:style-name="ce71">
            <text:p>193,354</text:p>
          </table:table-cell>
          <table:table-cell office:value-type="float" office:value="542590" table:style-name="ce79">
            <text:p>542,590</text:p>
          </table:table-cell>
          <table:table-cell office:value-type="float" office:value="279638" table:style-name="ce79">
            <text:p>279,638</text:p>
          </table:table-cell>
          <table:table-cell office:value-type="float" office:value="262952" table:style-name="ce73">
            <text:p>262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189" table:style-name="ce52">
            <text:p>32,189</text:p>
          </table:table-cell>
          <table:table-cell office:value-type="float" office:value="87671" table:style-name="ce11">
            <text:p>87,671</text:p>
          </table:table-cell>
          <table:table-cell office:value-type="float" office:value="43658" table:style-name="ce11">
            <text:p>43,658</text:p>
          </table:table-cell>
          <table:table-cell office:value-type="float" office:value="44013" table:style-name="ce10">
            <text:p>44,01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141" table:style-name="ce52">
            <text:p>37,141</text:p>
          </table:table-cell>
          <table:table-cell office:value-type="float" office:value="104441" table:style-name="ce11">
            <text:p>104,441</text:p>
          </table:table-cell>
          <table:table-cell office:value-type="float" office:value="52613" table:style-name="ce11">
            <text:p>52,613</text:p>
          </table:table-cell>
          <table:table-cell office:value-type="float" office:value="51828" table:style-name="ce10">
            <text:p>51,82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92" table:style-name="ce52">
            <text:p>14,992</text:p>
          </table:table-cell>
          <table:table-cell office:value-type="float" office:value="44562" table:style-name="ce11">
            <text:p>44,562</text:p>
          </table:table-cell>
          <table:table-cell office:value-type="float" office:value="23223" table:style-name="ce11">
            <text:p>23,223</text:p>
          </table:table-cell>
          <table:table-cell office:value-type="float" office:value="21339" table:style-name="ce10">
            <text:p>21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8" table:style-name="ce52">
            <text:p>11,568</text:p>
          </table:table-cell>
          <table:table-cell office:value-type="float" office:value="33061" table:style-name="ce11">
            <text:p>33,061</text:p>
          </table:table-cell>
          <table:table-cell office:value-type="float" office:value="17476" table:style-name="ce11">
            <text:p>17,476</text:p>
          </table:table-cell>
          <table:table-cell office:value-type="float" office:value="15585" table:style-name="ce10">
            <text:p>15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252" table:style-name="ce52">
            <text:p>31,252</text:p>
          </table:table-cell>
          <table:table-cell office:value-type="float" office:value="87190" table:style-name="ce11">
            <text:p>87,190</text:p>
          </table:table-cell>
          <table:table-cell office:value-type="float" office:value="43985" table:style-name="ce11">
            <text:p>43,985</text:p>
          </table:table-cell>
          <table:table-cell office:value-type="float" office:value="43205" table:style-name="ce10">
            <text:p>43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87" table:style-name="ce52">
            <text:p>12,087</text:p>
          </table:table-cell>
          <table:table-cell office:value-type="float" office:value="35221" table:style-name="ce11">
            <text:p>35,221</text:p>
          </table:table-cell>
          <table:table-cell office:value-type="float" office:value="18625" table:style-name="ce11">
            <text:p>18,625</text:p>
          </table:table-cell>
          <table:table-cell office:value-type="float" office:value="16596" table:style-name="ce10">
            <text:p>16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15" table:style-name="ce52">
            <text:p>5,915</text:p>
          </table:table-cell>
          <table:table-cell office:value-type="float" office:value="16196" table:style-name="ce11">
            <text:p>16,196</text:p>
          </table:table-cell>
          <table:table-cell office:value-type="float" office:value="8471" table:style-name="ce11">
            <text:p>8,471</text:p>
          </table:table-cell>
          <table:table-cell office:value-type="float" office:value="7725" table:style-name="ce10">
            <text:p>7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91" table:style-name="ce52">
            <text:p>5,291</text:p>
          </table:table-cell>
          <table:table-cell office:value-type="float" office:value="13884" table:style-name="ce11">
            <text:p>13,884</text:p>
          </table:table-cell>
          <table:table-cell office:value-type="float" office:value="7402" table:style-name="ce11">
            <text:p>7,402</text:p>
          </table:table-cell>
          <table:table-cell office:value-type="float" office:value="6482" table:style-name="ce10">
            <text:p>6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07" table:style-name="ce52">
            <text:p>10,807</text:p>
          </table:table-cell>
          <table:table-cell office:value-type="float" office:value="32397" table:style-name="ce11">
            <text:p>32,397</text:p>
          </table:table-cell>
          <table:table-cell office:value-type="float" office:value="16894" table:style-name="ce11">
            <text:p>16,894</text:p>
          </table:table-cell>
          <table:table-cell office:value-type="float" office:value="15503" table:style-name="ce10">
            <text:p>15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20" table:style-name="ce52">
            <text:p>6,120</text:p>
          </table:table-cell>
          <table:table-cell office:value-type="float" office:value="17279" table:style-name="ce11">
            <text:p>17,279</text:p>
          </table:table-cell>
          <table:table-cell office:value-type="float" office:value="9182" table:style-name="ce11">
            <text:p>9,182</text:p>
          </table:table-cell>
          <table:table-cell office:value-type="float" office:value="8097" table:style-name="ce10">
            <text:p>8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04" table:style-name="ce52">
            <text:p>3,904</text:p>
          </table:table-cell>
          <table:table-cell office:value-type="float" office:value="9573" table:style-name="ce11">
            <text:p>9,573</text:p>
          </table:table-cell>
          <table:table-cell office:value-type="float" office:value="5271" table:style-name="ce11">
            <text:p>5,271</text:p>
          </table:table-cell>
          <table:table-cell office:value-type="float" office:value="4302" table:style-name="ce10">
            <text:p>4,3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13" table:style-name="ce52">
            <text:p>3,613</text:p>
          </table:table-cell>
          <table:table-cell office:value-type="float" office:value="10240" table:style-name="ce11">
            <text:p>10,240</text:p>
          </table:table-cell>
          <table:table-cell office:value-type="float" office:value="5424" table:style-name="ce11">
            <text:p>5,424</text:p>
          </table:table-cell>
          <table:table-cell office:value-type="float" office:value="4816" table:style-name="ce10">
            <text:p>4,8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6" table:style-name="ce52">
            <text:p>5,646</text:p>
          </table:table-cell>
          <table:table-cell office:value-type="float" office:value="15665" table:style-name="ce11">
            <text:p>15,665</text:p>
          </table:table-cell>
          <table:table-cell office:value-type="float" office:value="8282" table:style-name="ce11">
            <text:p>8,282</text:p>
          </table:table-cell>
          <table:table-cell office:value-type="float" office:value="7383" table:style-name="ce10">
            <text:p>7,3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41" table:style-name="ce52">
            <text:p>2,641</text:p>
          </table:table-cell>
          <table:table-cell office:value-type="float" office:value="6729" table:style-name="ce11">
            <text:p>6,729</text:p>
          </table:table-cell>
          <table:table-cell office:value-type="float" office:value="3778" table:style-name="ce11">
            <text:p>3,778</text:p>
          </table:table-cell>
          <table:table-cell office:value-type="float" office:value="2951" table:style-name="ce10">
            <text:p>2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2" table:style-name="ce52">
            <text:p>4,132</text:p>
          </table:table-cell>
          <table:table-cell office:value-type="float" office:value="12177" table:style-name="ce11">
            <text:p>12,177</text:p>
          </table:table-cell>
          <table:table-cell office:value-type="float" office:value="6458" table:style-name="ce11">
            <text:p>6,458</text:p>
          </table:table-cell>
          <table:table-cell office:value-type="float" office:value="5719" table:style-name="ce10">
            <text:p>5,7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43" table:style-name="ce52">
            <text:p>2,343</text:p>
          </table:table-cell>
          <table:table-cell office:value-type="float" office:value="6364" table:style-name="ce11">
            <text:p>6,364</text:p>
          </table:table-cell>
          <table:table-cell office:value-type="float" office:value="3475" table:style-name="ce11">
            <text:p>3,475</text:p>
          </table:table-cell>
          <table:table-cell office:value-type="float" office:value="2889" table:style-name="ce10">
            <text:p>2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31" table:style-name="ce52">
            <text:p>1,731</text:p>
          </table:table-cell>
          <table:table-cell office:value-type="float" office:value="4158" table:style-name="ce11">
            <text:p>4,158</text:p>
          </table:table-cell>
          <table:table-cell office:value-type="float" office:value="2312" table:style-name="ce11">
            <text:p>2,312</text:p>
          </table:table-cell>
          <table:table-cell office:value-type="float" office:value="1846" table:style-name="ce10">
            <text:p>1,8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2" table:style-name="ce53">
            <text:p>1,982</text:p>
          </table:table-cell>
          <table:table-cell office:value-type="float" office:value="5782" table:style-name="ce18">
            <text:p>5,782</text:p>
          </table:table-cell>
          <table:table-cell office:value-type="float" office:value="3109" table:style-name="ce18">
            <text:p>3,109</text:p>
          </table:table-cell>
          <table:table-cell office:value-type="float" office:value="2673" table:style-name="ce17">
            <text:p>2,673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6520" table:style-name="ce71">
            <text:p>396,520</text:p>
          </table:table-cell>
          <table:table-cell office:value-type="float" office:value="1266670" table:style-name="ce79">
            <text:p>1,266,670</text:p>
          </table:table-cell>
          <table:table-cell office:value-type="float" office:value="643831" table:style-name="ce79">
            <text:p>643,831</text:p>
          </table:table-cell>
          <table:table-cell office:value-type="float" office:value="622839" table:style-name="ce73">
            <text:p>622,8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032" table:style-name="ce52">
            <text:p>78,032</text:p>
          </table:table-cell>
          <table:table-cell office:value-type="float" office:value="231317" table:style-name="ce11">
            <text:p>231,317</text:p>
          </table:table-cell>
          <table:table-cell office:value-type="float" office:value="113783" table:style-name="ce11">
            <text:p>113,783</text:p>
          </table:table-cell>
          <table:table-cell office:value-type="float" office:value="117534" table:style-name="ce10">
            <text:p>117,5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948" table:style-name="ce52">
            <text:p>40,948</text:p>
          </table:table-cell>
          <table:table-cell office:value-type="float" office:value="124263" table:style-name="ce11">
            <text:p>124,263</text:p>
          </table:table-cell>
          <table:table-cell office:value-type="float" office:value="61519" table:style-name="ce11">
            <text:p>61,519</text:p>
          </table:table-cell>
          <table:table-cell office:value-type="float" office:value="62744" table:style-name="ce10">
            <text:p>62,74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282" table:style-name="ce52">
            <text:p>25,282</text:p>
          </table:table-cell>
          <table:table-cell office:value-type="float" office:value="86550" table:style-name="ce11">
            <text:p>86,550</text:p>
          </table:table-cell>
          <table:table-cell office:value-type="float" office:value="43888" table:style-name="ce11">
            <text:p>43,888</text:p>
          </table:table-cell>
          <table:table-cell office:value-type="float" office:value="42662" table:style-name="ce10">
            <text:p>42,6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491" table:style-name="ce52">
            <text:p>27,491</text:p>
          </table:table-cell>
          <table:table-cell office:value-type="float" office:value="90095" table:style-name="ce11">
            <text:p>90,095</text:p>
          </table:table-cell>
          <table:table-cell office:value-type="float" office:value="45873" table:style-name="ce11">
            <text:p>45,873</text:p>
          </table:table-cell>
          <table:table-cell office:value-type="float" office:value="44222" table:style-name="ce10">
            <text:p>44,2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079" table:style-name="ce52">
            <text:p>11,079</text:p>
          </table:table-cell>
          <table:table-cell office:value-type="float" office:value="33358" table:style-name="ce11">
            <text:p>33,358</text:p>
          </table:table-cell>
          <table:table-cell office:value-type="float" office:value="16752" table:style-name="ce11">
            <text:p>16,752</text:p>
          </table:table-cell>
          <table:table-cell office:value-type="float" office:value="16606" table:style-name="ce10">
            <text:p>16,6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681" table:style-name="ce52">
            <text:p>16,681</text:p>
          </table:table-cell>
          <table:table-cell office:value-type="float" office:value="54814" table:style-name="ce11">
            <text:p>54,814</text:p>
          </table:table-cell>
          <table:table-cell office:value-type="float" office:value="27729" table:style-name="ce11">
            <text:p>27,729</text:p>
          </table:table-cell>
          <table:table-cell office:value-type="float" office:value="27085" table:style-name="ce10">
            <text:p>27,0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00" table:style-name="ce52">
            <text:p>13,400</text:p>
          </table:table-cell>
          <table:table-cell office:value-type="float" office:value="40717" table:style-name="ce11">
            <text:p>40,717</text:p>
          </table:table-cell>
          <table:table-cell office:value-type="float" office:value="20870" table:style-name="ce11">
            <text:p>20,870</text:p>
          </table:table-cell>
          <table:table-cell office:value-type="float" office:value="19847" table:style-name="ce10">
            <text:p>19,8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71" table:style-name="ce52">
            <text:p>15,271</text:p>
          </table:table-cell>
          <table:table-cell office:value-type="float" office:value="49687" table:style-name="ce11">
            <text:p>49,687</text:p>
          </table:table-cell>
          <table:table-cell office:value-type="float" office:value="25440" table:style-name="ce11">
            <text:p>25,440</text:p>
          </table:table-cell>
          <table:table-cell office:value-type="float" office:value="24247" table:style-name="ce10">
            <text:p>24,2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29" table:style-name="ce52">
            <text:p>4,529</text:p>
          </table:table-cell>
          <table:table-cell office:value-type="float" office:value="16665" table:style-name="ce11">
            <text:p>16,665</text:p>
          </table:table-cell>
          <table:table-cell office:value-type="float" office:value="8568" table:style-name="ce11">
            <text:p>8,568</text:p>
          </table:table-cell>
          <table:table-cell office:value-type="float" office:value="8097" table:style-name="ce10">
            <text:p>8,0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37" table:style-name="ce52">
            <text:p>10,537</text:p>
          </table:table-cell>
          <table:table-cell office:value-type="float" office:value="37740" table:style-name="ce11">
            <text:p>37,740</text:p>
          </table:table-cell>
          <table:table-cell office:value-type="float" office:value="19091" table:style-name="ce11">
            <text:p>19,091</text:p>
          </table:table-cell>
          <table:table-cell office:value-type="float" office:value="18649" table:style-name="ce10">
            <text:p>18,6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07" table:style-name="ce52">
            <text:p>13,207</text:p>
          </table:table-cell>
          <table:table-cell office:value-type="float" office:value="46399" table:style-name="ce11">
            <text:p>46,399</text:p>
          </table:table-cell>
          <table:table-cell office:value-type="float" office:value="24174" table:style-name="ce11">
            <text:p>24,174</text:p>
          </table:table-cell>
          <table:table-cell office:value-type="float" office:value="22225" table:style-name="ce10">
            <text:p>22,2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20" table:style-name="ce52">
            <text:p>11,120</text:p>
          </table:table-cell>
          <table:table-cell office:value-type="float" office:value="38872" table:style-name="ce11">
            <text:p>38,872</text:p>
          </table:table-cell>
          <table:table-cell office:value-type="float" office:value="20022" table:style-name="ce11">
            <text:p>20,022</text:p>
          </table:table-cell>
          <table:table-cell office:value-type="float" office:value="18850" table:style-name="ce10">
            <text:p>18,8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38" table:style-name="ce52">
            <text:p>14,438</text:p>
          </table:table-cell>
          <table:table-cell office:value-type="float" office:value="45232" table:style-name="ce11">
            <text:p>45,232</text:p>
          </table:table-cell>
          <table:table-cell office:value-type="float" office:value="23206" table:style-name="ce11">
            <text:p>23,206</text:p>
          </table:table-cell>
          <table:table-cell office:value-type="float" office:value="22026" table:style-name="ce10">
            <text:p>22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3" table:style-name="ce52">
            <text:p>6,833</text:p>
          </table:table-cell>
          <table:table-cell office:value-type="float" office:value="23188" table:style-name="ce11">
            <text:p>23,188</text:p>
          </table:table-cell>
          <table:table-cell office:value-type="float" office:value="12211" table:style-name="ce11">
            <text:p>12,211</text:p>
          </table:table-cell>
          <table:table-cell office:value-type="float" office:value="10977" table:style-name="ce10">
            <text:p>10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661" table:style-name="ce52">
            <text:p>11,661</text:p>
          </table:table-cell>
          <table:table-cell office:value-type="float" office:value="38457" table:style-name="ce11">
            <text:p>38,457</text:p>
          </table:table-cell>
          <table:table-cell office:value-type="float" office:value="19681" table:style-name="ce11">
            <text:p>19,681</text:p>
          </table:table-cell>
          <table:table-cell office:value-type="float" office:value="18776" table:style-name="ce10">
            <text:p>18,7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81" table:style-name="ce52">
            <text:p>9,281</text:p>
          </table:table-cell>
          <table:table-cell office:value-type="float" office:value="31919" table:style-name="ce11">
            <text:p>31,919</text:p>
          </table:table-cell>
          <table:table-cell office:value-type="float" office:value="16785" table:style-name="ce11">
            <text:p>16,785</text:p>
          </table:table-cell>
          <table:table-cell office:value-type="float" office:value="15134" table:style-name="ce10">
            <text:p>15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44" table:style-name="ce52">
            <text:p>10,944</text:p>
          </table:table-cell>
          <table:table-cell office:value-type="float" office:value="34451" table:style-name="ce11">
            <text:p>34,451</text:p>
          </table:table-cell>
          <table:table-cell office:value-type="float" office:value="17705" table:style-name="ce11">
            <text:p>17,705</text:p>
          </table:table-cell>
          <table:table-cell office:value-type="float" office:value="16746" table:style-name="ce10">
            <text:p>16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85" table:style-name="ce52">
            <text:p>11,085</text:p>
          </table:table-cell>
          <table:table-cell office:value-type="float" office:value="36300" table:style-name="ce11">
            <text:p>36,300</text:p>
          </table:table-cell>
          <table:table-cell office:value-type="float" office:value="18761" table:style-name="ce11">
            <text:p>18,761</text:p>
          </table:table-cell>
          <table:table-cell office:value-type="float" office:value="17539" table:style-name="ce10">
            <text:p>17,5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39" table:style-name="ce52">
            <text:p>13,139</text:p>
          </table:table-cell>
          <table:table-cell office:value-type="float" office:value="42436" table:style-name="ce11">
            <text:p>42,436</text:p>
          </table:table-cell>
          <table:table-cell office:value-type="float" office:value="21799" table:style-name="ce11">
            <text:p>21,799</text:p>
          </table:table-cell>
          <table:table-cell office:value-type="float" office:value="20637" table:style-name="ce10">
            <text:p>20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6" table:style-name="ce52">
            <text:p>5,296</text:p>
          </table:table-cell>
          <table:table-cell office:value-type="float" office:value="14642" table:style-name="ce11">
            <text:p>14,642</text:p>
          </table:table-cell>
          <table:table-cell office:value-type="float" office:value="7734" table:style-name="ce11">
            <text:p>7,734</text:p>
          </table:table-cell>
          <table:table-cell office:value-type="float" office:value="6908" table:style-name="ce10">
            <text:p>6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26" table:style-name="ce52">
            <text:p>8,126</text:p>
          </table:table-cell>
          <table:table-cell office:value-type="float" office:value="26691" table:style-name="ce11">
            <text:p>26,691</text:p>
          </table:table-cell>
          <table:table-cell office:value-type="float" office:value="13795" table:style-name="ce11">
            <text:p>13,795</text:p>
          </table:table-cell>
          <table:table-cell office:value-type="float" office:value="12896" table:style-name="ce10">
            <text:p>12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59" table:style-name="ce52">
            <text:p>9,159</text:p>
          </table:table-cell>
          <table:table-cell office:value-type="float" office:value="30072" table:style-name="ce11">
            <text:p>30,072</text:p>
          </table:table-cell>
          <table:table-cell office:value-type="float" office:value="15490" table:style-name="ce11">
            <text:p>15,490</text:p>
          </table:table-cell>
          <table:table-cell office:value-type="float" office:value="14582" table:style-name="ce10">
            <text:p>14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8" table:style-name="ce52">
            <text:p>10,158</text:p>
          </table:table-cell>
          <table:table-cell office:value-type="float" office:value="32720" table:style-name="ce11">
            <text:p>32,720</text:p>
          </table:table-cell>
          <table:table-cell office:value-type="float" office:value="17286" table:style-name="ce11">
            <text:p>17,286</text:p>
          </table:table-cell>
          <table:table-cell office:value-type="float" office:value="15434" table:style-name="ce10">
            <text:p>15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87" table:style-name="ce52">
            <text:p>5,187</text:p>
          </table:table-cell>
          <table:table-cell office:value-type="float" office:value="16119" table:style-name="ce11">
            <text:p>16,119</text:p>
          </table:table-cell>
          <table:table-cell office:value-type="float" office:value="8701" table:style-name="ce11">
            <text:p>8,701</text:p>
          </table:table-cell>
          <table:table-cell office:value-type="float" office:value="7418" table:style-name="ce10">
            <text:p>7,4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00" table:style-name="ce52">
            <text:p>4,600</text:p>
          </table:table-cell>
          <table:table-cell office:value-type="float" office:value="14808" table:style-name="ce11">
            <text:p>14,808</text:p>
          </table:table-cell>
          <table:table-cell office:value-type="float" office:value="7744" table:style-name="ce11">
            <text:p>7,744</text:p>
          </table:table-cell>
          <table:table-cell office:value-type="float" office:value="7064" table:style-name="ce10">
            <text:p>7,06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36" table:style-name="ce53">
            <text:p>9,036</text:p>
          </table:table-cell>
          <table:table-cell office:value-type="float" office:value="29158" table:style-name="ce18">
            <text:p>29,158</text:p>
          </table:table-cell>
          <table:table-cell office:value-type="float" office:value="15224" table:style-name="ce18">
            <text:p>15,224</text:p>
          </table:table-cell>
          <table:table-cell office:value-type="float" office:value="13934" table:style-name="ce17">
            <text:p>13,934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92" table:style-name="ce71">
            <text:p>179,592</text:p>
          </table:table-cell>
          <table:table-cell office:value-type="float" office:value="490832" table:style-name="ce79">
            <text:p>490,832</text:p>
          </table:table-cell>
          <table:table-cell office:value-type="float" office:value="250825" table:style-name="ce79">
            <text:p>250,825</text:p>
          </table:table-cell>
          <table:table-cell office:value-type="float" office:value="240007" table:style-name="ce73">
            <text:p>240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433" table:style-name="ce52">
            <text:p>35,433</text:p>
          </table:table-cell>
          <table:table-cell office:value-type="float" office:value="99081" table:style-name="ce11">
            <text:p>99,081</text:p>
          </table:table-cell>
          <table:table-cell office:value-type="float" office:value="49530" table:style-name="ce11">
            <text:p>49,530</text:p>
          </table:table-cell>
          <table:table-cell office:value-type="float" office:value="49551" table:style-name="ce10">
            <text:p>49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87" table:style-name="ce52">
            <text:p>29,087</text:p>
          </table:table-cell>
          <table:table-cell office:value-type="float" office:value="79191" table:style-name="ce11">
            <text:p>79,191</text:p>
          </table:table-cell>
          <table:table-cell office:value-type="float" office:value="39307" table:style-name="ce11">
            <text:p>39,307</text:p>
          </table:table-cell>
          <table:table-cell office:value-type="float" office:value="39884" table:style-name="ce10">
            <text:p>39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63" table:style-name="ce52">
            <text:p>34,063</text:p>
          </table:table-cell>
          <table:table-cell office:value-type="float" office:value="97489" table:style-name="ce11">
            <text:p>97,489</text:p>
          </table:table-cell>
          <table:table-cell office:value-type="float" office:value="49092" table:style-name="ce11">
            <text:p>49,092</text:p>
          </table:table-cell>
          <table:table-cell office:value-type="float" office:value="48397" table:style-name="ce10">
            <text:p>48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09" table:style-name="ce52">
            <text:p>20,309</text:p>
          </table:table-cell>
          <table:table-cell office:value-type="float" office:value="53464" table:style-name="ce11">
            <text:p>53,464</text:p>
          </table:table-cell>
          <table:table-cell office:value-type="float" office:value="27307" table:style-name="ce11">
            <text:p>27,307</text:p>
          </table:table-cell>
          <table:table-cell office:value-type="float" office:value="26157" table:style-name="ce10">
            <text:p>26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49" table:style-name="ce52">
            <text:p>4,249</text:p>
          </table:table-cell>
          <table:table-cell office:value-type="float" office:value="10461" table:style-name="ce11">
            <text:p>10,461</text:p>
          </table:table-cell>
          <table:table-cell office:value-type="float" office:value="5483" table:style-name="ce11">
            <text:p>5,483</text:p>
          </table:table-cell>
          <table:table-cell office:value-type="float" office:value="4978" table:style-name="ce10">
            <text:p>4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88" table:style-name="ce52">
            <text:p>12,688</text:p>
          </table:table-cell>
          <table:table-cell office:value-type="float" office:value="37507" table:style-name="ce11">
            <text:p>37,507</text:p>
          </table:table-cell>
          <table:table-cell office:value-type="float" office:value="19748" table:style-name="ce11">
            <text:p>19,748</text:p>
          </table:table-cell>
          <table:table-cell office:value-type="float" office:value="17759" table:style-name="ce10">
            <text:p>17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15" table:style-name="ce52">
            <text:p>8,015</text:p>
          </table:table-cell>
          <table:table-cell office:value-type="float" office:value="17231" table:style-name="ce11">
            <text:p>17,231</text:p>
          </table:table-cell>
          <table:table-cell office:value-type="float" office:value="9202" table:style-name="ce11">
            <text:p>9,202</text:p>
          </table:table-cell>
          <table:table-cell office:value-type="float" office:value="8029" table:style-name="ce10">
            <text:p>8,0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80" table:style-name="ce52">
            <text:p>5,580</text:p>
          </table:table-cell>
          <table:table-cell office:value-type="float" office:value="14301" table:style-name="ce11">
            <text:p>14,301</text:p>
          </table:table-cell>
          <table:table-cell office:value-type="float" office:value="7804" table:style-name="ce11">
            <text:p>7,804</text:p>
          </table:table-cell>
          <table:table-cell office:value-type="float" office:value="6497" table:style-name="ce10">
            <text:p>6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6" table:style-name="ce52">
            <text:p>5,746</text:p>
          </table:table-cell>
          <table:table-cell office:value-type="float" office:value="15466" table:style-name="ce11">
            <text:p>15,466</text:p>
          </table:table-cell>
          <table:table-cell office:value-type="float" office:value="8150" table:style-name="ce11">
            <text:p>8,150</text:p>
          </table:table-cell>
          <table:table-cell office:value-type="float" office:value="7316" table:style-name="ce10">
            <text:p>7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06" table:style-name="ce52">
            <text:p>7,206</text:p>
          </table:table-cell>
          <table:table-cell office:value-type="float" office:value="17965" table:style-name="ce11">
            <text:p>17,965</text:p>
          </table:table-cell>
          <table:table-cell office:value-type="float" office:value="9680" table:style-name="ce11">
            <text:p>9,680</text:p>
          </table:table-cell>
          <table:table-cell office:value-type="float" office:value="8285" table:style-name="ce10">
            <text:p>8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12" table:style-name="ce52">
            <text:p>7,112</text:p>
          </table:table-cell>
          <table:table-cell office:value-type="float" office:value="16980" table:style-name="ce11">
            <text:p>16,980</text:p>
          </table:table-cell>
          <table:table-cell office:value-type="float" office:value="8907" table:style-name="ce11">
            <text:p>8,907</text:p>
          </table:table-cell>
          <table:table-cell office:value-type="float" office:value="8073" table:style-name="ce10">
            <text:p>8,0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69" table:style-name="ce52">
            <text:p>5,269</text:p>
          </table:table-cell>
          <table:table-cell office:value-type="float" office:value="15878" table:style-name="ce11">
            <text:p>15,878</text:p>
          </table:table-cell>
          <table:table-cell office:value-type="float" office:value="8499" table:style-name="ce11">
            <text:p>8,499</text:p>
          </table:table-cell>
          <table:table-cell office:value-type="float" office:value="7379" table:style-name="ce10">
            <text:p>7,37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35" table:style-name="ce53">
            <text:p>4,835</text:p>
          </table:table-cell>
          <table:table-cell office:value-type="float" office:value="15818" table:style-name="ce18">
            <text:p>15,818</text:p>
          </table:table-cell>
          <table:table-cell office:value-type="float" office:value="8116" table:style-name="ce18">
            <text:p>8,116</text:p>
          </table:table-cell>
          <table:table-cell office:value-type="float" office:value="7702" table:style-name="ce17">
            <text:p>7,70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3987" table:style-name="ce71">
            <text:p>243,987</text:p>
          </table:table-cell>
          <table:table-cell office:value-type="float" office:value="676873" table:style-name="ce79">
            <text:p>676,873</text:p>
          </table:table-cell>
          <table:table-cell office:value-type="float" office:value="350137" table:style-name="ce79">
            <text:p>350,137</text:p>
          </table:table-cell>
          <table:table-cell office:value-type="float" office:value="326736" table:style-name="ce73">
            <text:p>326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426" table:style-name="ce52">
            <text:p>39,426</text:p>
          </table:table-cell>
          <table:table-cell office:value-type="float" office:value="108677" table:style-name="ce11">
            <text:p>108,677</text:p>
          </table:table-cell>
          <table:table-cell office:value-type="float" office:value="53879" table:style-name="ce11">
            <text:p>53,879</text:p>
          </table:table-cell>
          <table:table-cell office:value-type="float" office:value="54798" table:style-name="ce10">
            <text:p>54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18" table:style-name="ce52">
            <text:p>16,118</text:p>
          </table:table-cell>
          <table:table-cell office:value-type="float" office:value="44154" table:style-name="ce11">
            <text:p>44,154</text:p>
          </table:table-cell>
          <table:table-cell office:value-type="float" office:value="22397" table:style-name="ce11">
            <text:p>22,397</text:p>
          </table:table-cell>
          <table:table-cell office:value-type="float" office:value="21757" table:style-name="ce10">
            <text:p>21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957" table:style-name="ce52">
            <text:p>25,957</text:p>
          </table:table-cell>
          <table:table-cell office:value-type="float" office:value="70899" table:style-name="ce11">
            <text:p>70,899</text:p>
          </table:table-cell>
          <table:table-cell office:value-type="float" office:value="35826" table:style-name="ce11">
            <text:p>35,826</text:p>
          </table:table-cell>
          <table:table-cell office:value-type="float" office:value="35073" table:style-name="ce10">
            <text:p>35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68" table:style-name="ce52">
            <text:p>15,068</text:p>
          </table:table-cell>
          <table:table-cell office:value-type="float" office:value="45463" table:style-name="ce11">
            <text:p>45,463</text:p>
          </table:table-cell>
          <table:table-cell office:value-type="float" office:value="22856" table:style-name="ce11">
            <text:p>22,856</text:p>
          </table:table-cell>
          <table:table-cell office:value-type="float" office:value="22607" table:style-name="ce10">
            <text:p>22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1" table:style-name="ce52">
            <text:p>9,581</text:p>
          </table:table-cell>
          <table:table-cell office:value-type="float" office:value="28305" table:style-name="ce11">
            <text:p>28,305</text:p>
          </table:table-cell>
          <table:table-cell office:value-type="float" office:value="14755" table:style-name="ce11">
            <text:p>14,755</text:p>
          </table:table-cell>
          <table:table-cell office:value-type="float" office:value="13550" table:style-name="ce10">
            <text:p>13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47" table:style-name="ce52">
            <text:p>16,147</text:p>
          </table:table-cell>
          <table:table-cell office:value-type="float" office:value="39089" table:style-name="ce11">
            <text:p>39,089</text:p>
          </table:table-cell>
          <table:table-cell office:value-type="float" office:value="20227" table:style-name="ce11">
            <text:p>20,227</text:p>
          </table:table-cell>
          <table:table-cell office:value-type="float" office:value="18862" table:style-name="ce10">
            <text:p>18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74" table:style-name="ce52">
            <text:p>11,274</text:p>
          </table:table-cell>
          <table:table-cell office:value-type="float" office:value="30868" table:style-name="ce11">
            <text:p>30,868</text:p>
          </table:table-cell>
          <table:table-cell office:value-type="float" office:value="16251" table:style-name="ce11">
            <text:p>16,251</text:p>
          </table:table-cell>
          <table:table-cell office:value-type="float" office:value="14617" table:style-name="ce10">
            <text:p>14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53" table:style-name="ce52">
            <text:p>6,653</text:p>
          </table:table-cell>
          <table:table-cell office:value-type="float" office:value="18604" table:style-name="ce11">
            <text:p>18,604</text:p>
          </table:table-cell>
          <table:table-cell office:value-type="float" office:value="9907" table:style-name="ce11">
            <text:p>9,907</text:p>
          </table:table-cell>
          <table:table-cell office:value-type="float" office:value="8697" table:style-name="ce10">
            <text:p>8,6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73" table:style-name="ce52">
            <text:p>9,473</text:p>
          </table:table-cell>
          <table:table-cell office:value-type="float" office:value="28311" table:style-name="ce11">
            <text:p>28,311</text:p>
          </table:table-cell>
          <table:table-cell office:value-type="float" office:value="14763" table:style-name="ce11">
            <text:p>14,763</text:p>
          </table:table-cell>
          <table:table-cell office:value-type="float" office:value="13548" table:style-name="ce10">
            <text:p>13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5" table:style-name="ce52">
            <text:p>6,015</text:p>
          </table:table-cell>
          <table:table-cell office:value-type="float" office:value="17434" table:style-name="ce11">
            <text:p>17,434</text:p>
          </table:table-cell>
          <table:table-cell office:value-type="float" office:value="9124" table:style-name="ce11">
            <text:p>9,124</text:p>
          </table:table-cell>
          <table:table-cell office:value-type="float" office:value="8310" table:style-name="ce10">
            <text:p>8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67" table:style-name="ce52">
            <text:p>8,967</text:p>
          </table:table-cell>
          <table:table-cell office:value-type="float" office:value="26029" table:style-name="ce11">
            <text:p>26,029</text:p>
          </table:table-cell>
          <table:table-cell office:value-type="float" office:value="13925" table:style-name="ce11">
            <text:p>13,925</text:p>
          </table:table-cell>
          <table:table-cell office:value-type="float" office:value="12104" table:style-name="ce10">
            <text:p>12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77" table:style-name="ce52">
            <text:p>8,577</text:p>
          </table:table-cell>
          <table:table-cell office:value-type="float" office:value="23784" table:style-name="ce11">
            <text:p>23,784</text:p>
          </table:table-cell>
          <table:table-cell office:value-type="float" office:value="12540" table:style-name="ce11">
            <text:p>12,540</text:p>
          </table:table-cell>
          <table:table-cell office:value-type="float" office:value="11244" table:style-name="ce10">
            <text:p>11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118" table:style-name="ce52">
            <text:p>15,118</text:p>
          </table:table-cell>
          <table:table-cell office:value-type="float" office:value="47951" table:style-name="ce11">
            <text:p>47,951</text:p>
          </table:table-cell>
          <table:table-cell office:value-type="float" office:value="23810" table:style-name="ce11">
            <text:p>23,810</text:p>
          </table:table-cell>
          <table:table-cell office:value-type="float" office:value="24141" table:style-name="ce10">
            <text:p>24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13" table:style-name="ce52">
            <text:p>5,813</text:p>
          </table:table-cell>
          <table:table-cell office:value-type="float" office:value="14155" table:style-name="ce11">
            <text:p>14,155</text:p>
          </table:table-cell>
          <table:table-cell office:value-type="float" office:value="7857" table:style-name="ce11">
            <text:p>7,857</text:p>
          </table:table-cell>
          <table:table-cell office:value-type="float" office:value="6298" table:style-name="ce10">
            <text:p>6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3" table:style-name="ce52">
            <text:p>4,433</text:p>
          </table:table-cell>
          <table:table-cell office:value-type="float" office:value="12477" table:style-name="ce11">
            <text:p>12,477</text:p>
          </table:table-cell>
          <table:table-cell office:value-type="float" office:value="6716" table:style-name="ce11">
            <text:p>6,716</text:p>
          </table:table-cell>
          <table:table-cell office:value-type="float" office:value="5761" table:style-name="ce10">
            <text:p>5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54" table:style-name="ce52">
            <text:p>8,554</text:p>
          </table:table-cell>
          <table:table-cell office:value-type="float" office:value="23012" table:style-name="ce11">
            <text:p>23,012</text:p>
          </table:table-cell>
          <table:table-cell office:value-type="float" office:value="12322" table:style-name="ce11">
            <text:p>12,322</text:p>
          </table:table-cell>
          <table:table-cell office:value-type="float" office:value="10690" table:style-name="ce10">
            <text:p>10,6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38" table:style-name="ce52">
            <text:p>9,138</text:p>
          </table:table-cell>
          <table:table-cell office:value-type="float" office:value="24694" table:style-name="ce11">
            <text:p>24,694</text:p>
          </table:table-cell>
          <table:table-cell office:value-type="float" office:value="13526" table:style-name="ce11">
            <text:p>13,526</text:p>
          </table:table-cell>
          <table:table-cell office:value-type="float" office:value="11168" table:style-name="ce10">
            <text:p>11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47" table:style-name="ce52">
            <text:p>8,647</text:p>
          </table:table-cell>
          <table:table-cell office:value-type="float" office:value="22387" table:style-name="ce11">
            <text:p>22,387</text:p>
          </table:table-cell>
          <table:table-cell office:value-type="float" office:value="12202" table:style-name="ce11">
            <text:p>12,202</text:p>
          </table:table-cell>
          <table:table-cell office:value-type="float" office:value="10185" table:style-name="ce10">
            <text:p>10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4" table:style-name="ce52">
            <text:p>9,364</text:p>
          </table:table-cell>
          <table:table-cell office:value-type="float" office:value="26403" table:style-name="ce11">
            <text:p>26,403</text:p>
          </table:table-cell>
          <table:table-cell office:value-type="float" office:value="14081" table:style-name="ce11">
            <text:p>14,081</text:p>
          </table:table-cell>
          <table:table-cell office:value-type="float" office:value="12322" table:style-name="ce10">
            <text:p>12,32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64" table:style-name="ce53">
            <text:p>9,664</text:p>
          </table:table-cell>
          <table:table-cell office:value-type="float" office:value="24177" table:style-name="ce18">
            <text:p>24,177</text:p>
          </table:table-cell>
          <table:table-cell office:value-type="float" office:value="13173" table:style-name="ce18">
            <text:p>13,173</text:p>
          </table:table-cell>
          <table:table-cell office:value-type="float" office:value="11004" table:style-name="ce17">
            <text:p>11,00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641" table:style-name="ce71">
            <text:p>184,641</text:p>
          </table:table-cell>
          <table:table-cell office:value-type="float" office:value="499481" table:style-name="ce79">
            <text:p>499,481</text:p>
          </table:table-cell>
          <table:table-cell office:value-type="float" office:value="259138" table:style-name="ce79">
            <text:p>259,138</text:p>
          </table:table-cell>
          <table:table-cell office:value-type="float" office:value="240343" table:style-name="ce73">
            <text:p>240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49" table:style-name="ce52">
            <text:p>13,649</text:p>
          </table:table-cell>
          <table:table-cell office:value-type="float" office:value="38536" table:style-name="ce11">
            <text:p>38,536</text:p>
          </table:table-cell>
          <table:table-cell office:value-type="float" office:value="19668" table:style-name="ce11">
            <text:p>19,668</text:p>
          </table:table-cell>
          <table:table-cell office:value-type="float" office:value="18868" table:style-name="ce10">
            <text:p>18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68" table:style-name="ce52">
            <text:p>15,868</text:p>
          </table:table-cell>
          <table:table-cell office:value-type="float" office:value="41669" table:style-name="ce11">
            <text:p>41,669</text:p>
          </table:table-cell>
          <table:table-cell office:value-type="float" office:value="20994" table:style-name="ce11">
            <text:p>20,994</text:p>
          </table:table-cell>
          <table:table-cell office:value-type="float" office:value="20675" table:style-name="ce10">
            <text:p>20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7" table:style-name="ce52">
            <text:p>9,867</text:p>
          </table:table-cell>
          <table:table-cell office:value-type="float" office:value="25990" table:style-name="ce11">
            <text:p>25,990</text:p>
          </table:table-cell>
          <table:table-cell office:value-type="float" office:value="13272" table:style-name="ce11">
            <text:p>13,272</text:p>
          </table:table-cell>
          <table:table-cell office:value-type="float" office:value="12718" table:style-name="ce10">
            <text:p>12,7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9" table:style-name="ce52">
            <text:p>11,419</text:p>
          </table:table-cell>
          <table:table-cell office:value-type="float" office:value="30381" table:style-name="ce11">
            <text:p>30,381</text:p>
          </table:table-cell>
          <table:table-cell office:value-type="float" office:value="15471" table:style-name="ce11">
            <text:p>15,471</text:p>
          </table:table-cell>
          <table:table-cell office:value-type="float" office:value="14910" table:style-name="ce10">
            <text:p>14,9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723" table:style-name="ce52">
            <text:p>25,723</text:p>
          </table:table-cell>
          <table:table-cell office:value-type="float" office:value="71317" table:style-name="ce11">
            <text:p>71,317</text:p>
          </table:table-cell>
          <table:table-cell office:value-type="float" office:value="36435" table:style-name="ce11">
            <text:p>36,435</text:p>
          </table:table-cell>
          <table:table-cell office:value-type="float" office:value="34882" table:style-name="ce10">
            <text:p>34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7" table:style-name="ce52">
            <text:p>5,277</text:p>
          </table:table-cell>
          <table:table-cell office:value-type="float" office:value="14055" table:style-name="ce11">
            <text:p>14,055</text:p>
          </table:table-cell>
          <table:table-cell office:value-type="float" office:value="7501" table:style-name="ce11">
            <text:p>7,501</text:p>
          </table:table-cell>
          <table:table-cell office:value-type="float" office:value="6554" table:style-name="ce10">
            <text:p>6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46" table:style-name="ce52">
            <text:p>10,846</text:p>
          </table:table-cell>
          <table:table-cell office:value-type="float" office:value="31162" table:style-name="ce11">
            <text:p>31,162</text:p>
          </table:table-cell>
          <table:table-cell office:value-type="float" office:value="16440" table:style-name="ce11">
            <text:p>16,440</text:p>
          </table:table-cell>
          <table:table-cell office:value-type="float" office:value="14722" table:style-name="ce10">
            <text:p>14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69" table:style-name="ce52">
            <text:p>8,769</text:p>
          </table:table-cell>
          <table:table-cell office:value-type="float" office:value="22196" table:style-name="ce11">
            <text:p>22,196</text:p>
          </table:table-cell>
          <table:table-cell office:value-type="float" office:value="11759" table:style-name="ce11">
            <text:p>11,759</text:p>
          </table:table-cell>
          <table:table-cell office:value-type="float" office:value="10437" table:style-name="ce10">
            <text:p>10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14" table:style-name="ce52">
            <text:p>9,114</text:p>
          </table:table-cell>
          <table:table-cell office:value-type="float" office:value="23766" table:style-name="ce11">
            <text:p>23,766</text:p>
          </table:table-cell>
          <table:table-cell office:value-type="float" office:value="12566" table:style-name="ce11">
            <text:p>12,566</text:p>
          </table:table-cell>
          <table:table-cell office:value-type="float" office:value="11200" table:style-name="ce10">
            <text:p>11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58" table:style-name="ce52">
            <text:p>7,258</text:p>
          </table:table-cell>
          <table:table-cell office:value-type="float" office:value="17602" table:style-name="ce11">
            <text:p>17,602</text:p>
          </table:table-cell>
          <table:table-cell office:value-type="float" office:value="9176" table:style-name="ce11">
            <text:p>9,176</text:p>
          </table:table-cell>
          <table:table-cell office:value-type="float" office:value="8426" table:style-name="ce10">
            <text:p>8,4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5" table:style-name="ce52">
            <text:p>5,735</text:p>
          </table:table-cell>
          <table:table-cell office:value-type="float" office:value="14913" table:style-name="ce11">
            <text:p>14,913</text:p>
          </table:table-cell>
          <table:table-cell office:value-type="float" office:value="8012" table:style-name="ce11">
            <text:p>8,012</text:p>
          </table:table-cell>
          <table:table-cell office:value-type="float" office:value="6901" table:style-name="ce10">
            <text:p>6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67" table:style-name="ce52">
            <text:p>18,467</text:p>
          </table:table-cell>
          <table:table-cell office:value-type="float" office:value="49012" table:style-name="ce11">
            <text:p>49,012</text:p>
          </table:table-cell>
          <table:table-cell office:value-type="float" office:value="25304" table:style-name="ce11">
            <text:p>25,304</text:p>
          </table:table-cell>
          <table:table-cell office:value-type="float" office:value="23708" table:style-name="ce10">
            <text:p>23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1" table:style-name="ce52">
            <text:p>16,151</text:p>
          </table:table-cell>
          <table:table-cell office:value-type="float" office:value="44131" table:style-name="ce11">
            <text:p>44,131</text:p>
          </table:table-cell>
          <table:table-cell office:value-type="float" office:value="22862" table:style-name="ce11">
            <text:p>22,862</text:p>
          </table:table-cell>
          <table:table-cell office:value-type="float" office:value="21269" table:style-name="ce10">
            <text:p>21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1" table:style-name="ce52">
            <text:p>11,701</text:p>
          </table:table-cell>
          <table:table-cell office:value-type="float" office:value="34797" table:style-name="ce11">
            <text:p>34,797</text:p>
          </table:table-cell>
          <table:table-cell office:value-type="float" office:value="18509" table:style-name="ce11">
            <text:p>18,509</text:p>
          </table:table-cell>
          <table:table-cell office:value-type="float" office:value="16288" table:style-name="ce10">
            <text:p>16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3" table:style-name="ce52">
            <text:p>6,763</text:p>
          </table:table-cell>
          <table:table-cell office:value-type="float" office:value="18687" table:style-name="ce11">
            <text:p>18,687</text:p>
          </table:table-cell>
          <table:table-cell office:value-type="float" office:value="9920" table:style-name="ce11">
            <text:p>9,920</text:p>
          </table:table-cell>
          <table:table-cell office:value-type="float" office:value="8767" table:style-name="ce10">
            <text:p>8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23" table:style-name="ce52">
            <text:p>4,223</text:p>
          </table:table-cell>
          <table:table-cell office:value-type="float" office:value="11180" table:style-name="ce11">
            <text:p>11,180</text:p>
          </table:table-cell>
          <table:table-cell office:value-type="float" office:value="6012" table:style-name="ce11">
            <text:p>6,012</text:p>
          </table:table-cell>
          <table:table-cell office:value-type="float" office:value="5168" table:style-name="ce10">
            <text:p>5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1" table:style-name="ce52">
            <text:p>1,931</text:p>
          </table:table-cell>
          <table:table-cell office:value-type="float" office:value="4560" table:style-name="ce11">
            <text:p>4,560</text:p>
          </table:table-cell>
          <table:table-cell office:value-type="float" office:value="2334" table:style-name="ce11">
            <text:p>2,334</text:p>
          </table:table-cell>
          <table:table-cell office:value-type="float" office:value="2226" table:style-name="ce10">
            <text:p>2,22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0" table:style-name="ce53">
            <text:p>1,880</text:p>
          </table:table-cell>
          <table:table-cell office:value-type="float" office:value="5527" table:style-name="ce18">
            <text:p>5,527</text:p>
          </table:table-cell>
          <table:table-cell office:value-type="float" office:value="2903" table:style-name="ce18">
            <text:p>2,903</text:p>
          </table:table-cell>
          <table:table-cell office:value-type="float" office:value="2624" table:style-name="ce17">
            <text:p>2,62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663" table:style-name="ce71">
            <text:p>291,663</text:p>
          </table:table-cell>
          <table:table-cell office:value-type="float" office:value="812658" table:style-name="ce79">
            <text:p>812,658</text:p>
          </table:table-cell>
          <table:table-cell office:value-type="float" office:value="414006" table:style-name="ce79">
            <text:p>414,006</text:p>
          </table:table-cell>
          <table:table-cell office:value-type="float" office:value="398652" table:style-name="ce73">
            <text:p>398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208" table:style-name="ce52">
            <text:p>75,208</text:p>
          </table:table-cell>
          <table:table-cell office:value-type="float" office:value="197647" table:style-name="ce11">
            <text:p>197,647</text:p>
          </table:table-cell>
          <table:table-cell office:value-type="float" office:value="97245" table:style-name="ce11">
            <text:p>97,245</text:p>
          </table:table-cell>
          <table:table-cell office:value-type="float" office:value="100402" table:style-name="ce10">
            <text:p>100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48" table:style-name="ce52">
            <text:p>20,248</text:p>
          </table:table-cell>
          <table:table-cell office:value-type="float" office:value="53842" table:style-name="ce11">
            <text:p>53,842</text:p>
          </table:table-cell>
          <table:table-cell office:value-type="float" office:value="26768" table:style-name="ce11">
            <text:p>26,768</text:p>
          </table:table-cell>
          <table:table-cell office:value-type="float" office:value="27074" table:style-name="ce10">
            <text:p>27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29" table:style-name="ce52">
            <text:p>17,129</text:p>
          </table:table-cell>
          <table:table-cell office:value-type="float" office:value="46731" table:style-name="ce11">
            <text:p>46,731</text:p>
          </table:table-cell>
          <table:table-cell office:value-type="float" office:value="23548" table:style-name="ce11">
            <text:p>23,548</text:p>
          </table:table-cell>
          <table:table-cell office:value-type="float" office:value="23183" table:style-name="ce10">
            <text:p>23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77" table:style-name="ce52">
            <text:p>11,877</text:p>
          </table:table-cell>
          <table:table-cell office:value-type="float" office:value="30414" table:style-name="ce11">
            <text:p>30,414</text:p>
          </table:table-cell>
          <table:table-cell office:value-type="float" office:value="15560" table:style-name="ce11">
            <text:p>15,560</text:p>
          </table:table-cell>
          <table:table-cell office:value-type="float" office:value="14854" table:style-name="ce10">
            <text:p>14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581" table:style-name="ce52">
            <text:p>15,581</text:p>
          </table:table-cell>
          <table:table-cell office:value-type="float" office:value="50126" table:style-name="ce11">
            <text:p>50,126</text:p>
          </table:table-cell>
          <table:table-cell office:value-type="float" office:value="25980" table:style-name="ce11">
            <text:p>25,980</text:p>
          </table:table-cell>
          <table:table-cell office:value-type="float" office:value="24146" table:style-name="ce10">
            <text:p>24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47" table:style-name="ce52">
            <text:p>10,347</text:p>
          </table:table-cell>
          <table:table-cell office:value-type="float" office:value="29470" table:style-name="ce11">
            <text:p>29,470</text:p>
          </table:table-cell>
          <table:table-cell office:value-type="float" office:value="15310" table:style-name="ce11">
            <text:p>15,310</text:p>
          </table:table-cell>
          <table:table-cell office:value-type="float" office:value="14160" table:style-name="ce10">
            <text:p>14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74" table:style-name="ce52">
            <text:p>3,874</text:p>
          </table:table-cell>
          <table:table-cell office:value-type="float" office:value="10770" table:style-name="ce11">
            <text:p>10,770</text:p>
          </table:table-cell>
          <table:table-cell office:value-type="float" office:value="5579" table:style-name="ce11">
            <text:p>5,579</text:p>
          </table:table-cell>
          <table:table-cell office:value-type="float" office:value="5191" table:style-name="ce10">
            <text:p>5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22" table:style-name="ce52">
            <text:p>7,322</text:p>
          </table:table-cell>
          <table:table-cell office:value-type="float" office:value="21962" table:style-name="ce11">
            <text:p>21,962</text:p>
          </table:table-cell>
          <table:table-cell office:value-type="float" office:value="11272" table:style-name="ce11">
            <text:p>11,272</text:p>
          </table:table-cell>
          <table:table-cell office:value-type="float" office:value="10690" table:style-name="ce10">
            <text:p>10,6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90" table:style-name="ce52">
            <text:p>8,290</text:p>
          </table:table-cell>
          <table:table-cell office:value-type="float" office:value="25707" table:style-name="ce11">
            <text:p>25,707</text:p>
          </table:table-cell>
          <table:table-cell office:value-type="float" office:value="13039" table:style-name="ce11">
            <text:p>13,039</text:p>
          </table:table-cell>
          <table:table-cell office:value-type="float" office:value="12668" table:style-name="ce10">
            <text:p>12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34" table:style-name="ce52">
            <text:p>7,934</text:p>
          </table:table-cell>
          <table:table-cell office:value-type="float" office:value="24999" table:style-name="ce11">
            <text:p>24,999</text:p>
          </table:table-cell>
          <table:table-cell office:value-type="float" office:value="12958" table:style-name="ce11">
            <text:p>12,958</text:p>
          </table:table-cell>
          <table:table-cell office:value-type="float" office:value="12041" table:style-name="ce10">
            <text:p>12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97" table:style-name="ce52">
            <text:p>9,197</text:p>
          </table:table-cell>
          <table:table-cell office:value-type="float" office:value="23775" table:style-name="ce11">
            <text:p>23,775</text:p>
          </table:table-cell>
          <table:table-cell office:value-type="float" office:value="12622" table:style-name="ce11">
            <text:p>12,622</text:p>
          </table:table-cell>
          <table:table-cell office:value-type="float" office:value="11153" table:style-name="ce10">
            <text:p>11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62" table:style-name="ce52">
            <text:p>6,562</text:p>
          </table:table-cell>
          <table:table-cell office:value-type="float" office:value="20189" table:style-name="ce11">
            <text:p>20,189</text:p>
          </table:table-cell>
          <table:table-cell office:value-type="float" office:value="10494" table:style-name="ce11">
            <text:p>10,494</text:p>
          </table:table-cell>
          <table:table-cell office:value-type="float" office:value="9695" table:style-name="ce10">
            <text:p>9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67" table:style-name="ce52">
            <text:p>19,067</text:p>
          </table:table-cell>
          <table:table-cell office:value-type="float" office:value="53330" table:style-name="ce11">
            <text:p>53,330</text:p>
          </table:table-cell>
          <table:table-cell office:value-type="float" office:value="27445" table:style-name="ce11">
            <text:p>27,445</text:p>
          </table:table-cell>
          <table:table-cell office:value-type="float" office:value="25885" table:style-name="ce10">
            <text:p>25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6" table:style-name="ce52">
            <text:p>5,666</text:p>
          </table:table-cell>
          <table:table-cell office:value-type="float" office:value="16615" table:style-name="ce11">
            <text:p>16,615</text:p>
          </table:table-cell>
          <table:table-cell office:value-type="float" office:value="8811" table:style-name="ce11">
            <text:p>8,811</text:p>
          </table:table-cell>
          <table:table-cell office:value-type="float" office:value="7804" table:style-name="ce10">
            <text:p>7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0" table:style-name="ce52">
            <text:p>3,440</text:p>
          </table:table-cell>
          <table:table-cell office:value-type="float" office:value="9561" table:style-name="ce11">
            <text:p>9,561</text:p>
          </table:table-cell>
          <table:table-cell office:value-type="float" office:value="5093" table:style-name="ce11">
            <text:p>5,093</text:p>
          </table:table-cell>
          <table:table-cell office:value-type="float" office:value="4468" table:style-name="ce10">
            <text:p>4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48" table:style-name="ce52">
            <text:p>8,648</text:p>
          </table:table-cell>
          <table:table-cell office:value-type="float" office:value="23680" table:style-name="ce11">
            <text:p>23,680</text:p>
          </table:table-cell>
          <table:table-cell office:value-type="float" office:value="12378" table:style-name="ce11">
            <text:p>12,378</text:p>
          </table:table-cell>
          <table:table-cell office:value-type="float" office:value="11302" table:style-name="ce10">
            <text:p>11,3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6" table:style-name="ce52">
            <text:p>11,876</text:p>
          </table:table-cell>
          <table:table-cell office:value-type="float" office:value="33939" table:style-name="ce11">
            <text:p>33,939</text:p>
          </table:table-cell>
          <table:table-cell office:value-type="float" office:value="17592" table:style-name="ce11">
            <text:p>17,592</text:p>
          </table:table-cell>
          <table:table-cell office:value-type="float" office:value="16347" table:style-name="ce10">
            <text:p>16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6" table:style-name="ce52">
            <text:p>4,546</text:p>
          </table:table-cell>
          <table:table-cell office:value-type="float" office:value="15378" table:style-name="ce11">
            <text:p>15,378</text:p>
          </table:table-cell>
          <table:table-cell office:value-type="float" office:value="7712" table:style-name="ce11">
            <text:p>7,712</text:p>
          </table:table-cell>
          <table:table-cell office:value-type="float" office:value="7666" table:style-name="ce10">
            <text:p>7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79" table:style-name="ce52">
            <text:p>6,679</text:p>
          </table:table-cell>
          <table:table-cell office:value-type="float" office:value="17275" table:style-name="ce11">
            <text:p>17,275</text:p>
          </table:table-cell>
          <table:table-cell office:value-type="float" office:value="8814" table:style-name="ce11">
            <text:p>8,814</text:p>
          </table:table-cell>
          <table:table-cell office:value-type="float" office:value="8461" table:style-name="ce10">
            <text:p>8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80" table:style-name="ce52">
            <text:p>3,780</text:p>
          </table:table-cell>
          <table:table-cell office:value-type="float" office:value="10364" table:style-name="ce11">
            <text:p>10,364</text:p>
          </table:table-cell>
          <table:table-cell office:value-type="float" office:value="5317" table:style-name="ce11">
            <text:p>5,317</text:p>
          </table:table-cell>
          <table:table-cell office:value-type="float" office:value="5047" table:style-name="ce10">
            <text:p>5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7" table:style-name="ce52">
            <text:p>6,977</text:p>
          </table:table-cell>
          <table:table-cell office:value-type="float" office:value="18620" table:style-name="ce11">
            <text:p>18,620</text:p>
          </table:table-cell>
          <table:table-cell office:value-type="float" office:value="9648" table:style-name="ce11">
            <text:p>9,648</text:p>
          </table:table-cell>
          <table:table-cell office:value-type="float" office:value="8972" table:style-name="ce10">
            <text:p>8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54" table:style-name="ce52">
            <text:p>4,654</text:p>
          </table:table-cell>
          <table:table-cell office:value-type="float" office:value="12121" table:style-name="ce11">
            <text:p>12,121</text:p>
          </table:table-cell>
          <table:table-cell office:value-type="float" office:value="6632" table:style-name="ce11">
            <text:p>6,632</text:p>
          </table:table-cell>
          <table:table-cell office:value-type="float" office:value="5489" table:style-name="ce10">
            <text:p>5,4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8" table:style-name="ce52">
            <text:p>3,488</text:p>
          </table:table-cell>
          <table:table-cell office:value-type="float" office:value="8278" table:style-name="ce11">
            <text:p>8,278</text:p>
          </table:table-cell>
          <table:table-cell office:value-type="float" office:value="4427" table:style-name="ce11">
            <text:p>4,427</text:p>
          </table:table-cell>
          <table:table-cell office:value-type="float" office:value="3851" table:style-name="ce10">
            <text:p>3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4" table:style-name="ce52">
            <text:p>3,024</text:p>
          </table:table-cell>
          <table:table-cell office:value-type="float" office:value="7471" table:style-name="ce11">
            <text:p>7,471</text:p>
          </table:table-cell>
          <table:table-cell office:value-type="float" office:value="4063" table:style-name="ce11">
            <text:p>4,063</text:p>
          </table:table-cell>
          <table:table-cell office:value-type="float" office:value="3408" table:style-name="ce10">
            <text:p>3,4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2" table:style-name="ce52">
            <text:p>2,062</text:p>
          </table:table-cell>
          <table:table-cell office:value-type="float" office:value="5240" table:style-name="ce11">
            <text:p>5,240</text:p>
          </table:table-cell>
          <table:table-cell office:value-type="float" office:value="2758" table:style-name="ce11">
            <text:p>2,758</text:p>
          </table:table-cell>
          <table:table-cell office:value-type="float" office:value="2482" table:style-name="ce10">
            <text:p>2,4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45" table:style-name="ce52">
            <text:p>2,345</text:p>
          </table:table-cell>
          <table:table-cell office:value-type="float" office:value="7689" table:style-name="ce11">
            <text:p>7,689</text:p>
          </table:table-cell>
          <table:table-cell office:value-type="float" office:value="3882" table:style-name="ce11">
            <text:p>3,882</text:p>
          </table:table-cell>
          <table:table-cell office:value-type="float" office:value="3807" table:style-name="ce10">
            <text:p>3,8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68" table:style-name="ce52">
            <text:p>1,068</text:p>
          </table:table-cell>
          <table:table-cell office:value-type="float" office:value="3247" table:style-name="ce11">
            <text:p>3,247</text:p>
          </table:table-cell>
          <table:table-cell office:value-type="float" office:value="1671" table:style-name="ce11">
            <text:p>1,671</text:p>
          </table:table-cell>
          <table:table-cell office:value-type="float" office:value="1576" table:style-name="ce10">
            <text:p>1,5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6" table:style-name="ce52">
            <text:p>2,086</text:p>
          </table:table-cell>
          <table:table-cell office:value-type="float" office:value="6768" table:style-name="ce11">
            <text:p>6,768</text:p>
          </table:table-cell>
          <table:table-cell office:value-type="float" office:value="3423" table:style-name="ce11">
            <text:p>3,423</text:p>
          </table:table-cell>
          <table:table-cell office:value-type="float" office:value="3345" table:style-name="ce10">
            <text:p>3,3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2" table:style-name="ce52">
            <text:p>1,412</text:p>
          </table:table-cell>
          <table:table-cell office:value-type="float" office:value="5351" table:style-name="ce11">
            <text:p>5,351</text:p>
          </table:table-cell>
          <table:table-cell office:value-type="float" office:value="2797" table:style-name="ce11">
            <text:p>2,797</text:p>
          </table:table-cell>
          <table:table-cell office:value-type="float" office:value="2554" table:style-name="ce10">
            <text:p>2,5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62" table:style-name="ce52">
            <text:p>2,262</text:p>
          </table:table-cell>
          <table:table-cell office:value-type="float" office:value="7448" table:style-name="ce11">
            <text:p>7,448</text:p>
          </table:table-cell>
          <table:table-cell office:value-type="float" office:value="3725" table:style-name="ce11">
            <text:p>3,725</text:p>
          </table:table-cell>
          <table:table-cell office:value-type="float" office:value="3723" table:style-name="ce10">
            <text:p>3,7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3" table:style-name="ce52">
            <text:p>1,433</text:p>
          </table:table-cell>
          <table:table-cell office:value-type="float" office:value="4947" table:style-name="ce11">
            <text:p>4,947</text:p>
          </table:table-cell>
          <table:table-cell office:value-type="float" office:value="2525" table:style-name="ce11">
            <text:p>2,525</text:p>
          </table:table-cell>
          <table:table-cell office:value-type="float" office:value="2422" table:style-name="ce10">
            <text:p>2,4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02" table:style-name="ce52">
            <text:p>1,602</text:p>
          </table:table-cell>
          <table:table-cell office:value-type="float" office:value="4839" table:style-name="ce11">
            <text:p>4,839</text:p>
          </table:table-cell>
          <table:table-cell office:value-type="float" office:value="2481" table:style-name="ce11">
            <text:p>2,481</text:p>
          </table:table-cell>
          <table:table-cell office:value-type="float" office:value="2358" table:style-name="ce10">
            <text:p>2,35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79" table:style-name="ce53">
            <text:p>1,979</text:p>
          </table:table-cell>
          <table:table-cell office:value-type="float" office:value="4865" table:style-name="ce18">
            <text:p>4,865</text:p>
          </table:table-cell>
          <table:table-cell office:value-type="float" office:value="2437" table:style-name="ce18">
            <text:p>2,437</text:p>
          </table:table-cell>
          <table:table-cell office:value-type="float" office:value="2428" table:style-name="ce17">
            <text:p>2,428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595" table:style-name="ce71">
            <text:p>83,595</text:p>
          </table:table-cell>
          <table:table-cell office:value-type="float" office:value="215261" table:style-name="ce79">
            <text:p>215,261</text:p>
          </table:table-cell>
          <table:table-cell office:value-type="float" office:value="110615" table:style-name="ce79">
            <text:p>110,615</text:p>
          </table:table-cell>
          <table:table-cell office:value-type="float" office:value="104646" table:style-name="ce73">
            <text:p>104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282" table:style-name="ce52">
            <text:p>40,282</text:p>
          </table:table-cell>
          <table:table-cell office:value-type="float" office:value="104803" table:style-name="ce11">
            <text:p>104,803</text:p>
          </table:table-cell>
          <table:table-cell office:value-type="float" office:value="52253" table:style-name="ce11">
            <text:p>52,253</text:p>
          </table:table-cell>
          <table:table-cell office:value-type="float" office:value="52550" table:style-name="ce10">
            <text:p>52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0" table:style-name="ce52">
            <text:p>5,340</text:p>
          </table:table-cell>
          <table:table-cell office:value-type="float" office:value="13505" table:style-name="ce11">
            <text:p>13,505</text:p>
          </table:table-cell>
          <table:table-cell office:value-type="float" office:value="7095" table:style-name="ce11">
            <text:p>7,095</text:p>
          </table:table-cell>
          <table:table-cell office:value-type="float" office:value="6410" table:style-name="ce10">
            <text:p>6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18" table:style-name="ce52">
            <text:p>3,218</text:p>
          </table:table-cell>
          <table:table-cell office:value-type="float" office:value="8420" table:style-name="ce11">
            <text:p>8,420</text:p>
          </table:table-cell>
          <table:table-cell office:value-type="float" office:value="4348" table:style-name="ce11">
            <text:p>4,348</text:p>
          </table:table-cell>
          <table:table-cell office:value-type="float" office:value="4072" table:style-name="ce10">
            <text:p>4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42" table:style-name="ce52">
            <text:p>6,842</text:p>
          </table:table-cell>
          <table:table-cell office:value-type="float" office:value="16961" table:style-name="ce11">
            <text:p>16,961</text:p>
          </table:table-cell>
          <table:table-cell office:value-type="float" office:value="8914" table:style-name="ce11">
            <text:p>8,914</text:p>
          </table:table-cell>
          <table:table-cell office:value-type="float" office:value="8047" table:style-name="ce10">
            <text:p>8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4" table:style-name="ce52">
            <text:p>2,454</text:p>
          </table:table-cell>
          <table:table-cell office:value-type="float" office:value="5727" table:style-name="ce11">
            <text:p>5,727</text:p>
          </table:table-cell>
          <table:table-cell office:value-type="float" office:value="2982" table:style-name="ce11">
            <text:p>2,982</text:p>
          </table:table-cell>
          <table:table-cell office:value-type="float" office:value="2745" table:style-name="ce10">
            <text:p>2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4" table:style-name="ce52">
            <text:p>4,804</text:p>
          </table:table-cell>
          <table:table-cell office:value-type="float" office:value="10925" table:style-name="ce11">
            <text:p>10,925</text:p>
          </table:table-cell>
          <table:table-cell office:value-type="float" office:value="5795" table:style-name="ce11">
            <text:p>5,795</text:p>
          </table:table-cell>
          <table:table-cell office:value-type="float" office:value="5130" table:style-name="ce10">
            <text:p>5,1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04" table:style-name="ce52">
            <text:p>3,704</text:p>
          </table:table-cell>
          <table:table-cell office:value-type="float" office:value="8203" table:style-name="ce11">
            <text:p>8,203</text:p>
          </table:table-cell>
          <table:table-cell office:value-type="float" office:value="4528" table:style-name="ce11">
            <text:p>4,528</text:p>
          </table:table-cell>
          <table:table-cell office:value-type="float" office:value="3675" table:style-name="ce10">
            <text:p>3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00" table:style-name="ce52">
            <text:p>2,900</text:p>
          </table:table-cell>
          <table:table-cell office:value-type="float" office:value="6926" table:style-name="ce11">
            <text:p>6,926</text:p>
          </table:table-cell>
          <table:table-cell office:value-type="float" office:value="3905" table:style-name="ce11">
            <text:p>3,905</text:p>
          </table:table-cell>
          <table:table-cell office:value-type="float" office:value="3021" table:style-name="ce10">
            <text:p>3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0" table:style-name="ce52">
            <text:p>3,020</text:p>
          </table:table-cell>
          <table:table-cell office:value-type="float" office:value="7601" table:style-name="ce11">
            <text:p>7,601</text:p>
          </table:table-cell>
          <table:table-cell office:value-type="float" office:value="4025" table:style-name="ce11">
            <text:p>4,025</text:p>
          </table:table-cell>
          <table:table-cell office:value-type="float" office:value="3576" table:style-name="ce10">
            <text:p>3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0" table:style-name="ce52">
            <text:p>3,180</text:p>
          </table:table-cell>
          <table:table-cell office:value-type="float" office:value="8073" table:style-name="ce11">
            <text:p>8,073</text:p>
          </table:table-cell>
          <table:table-cell office:value-type="float" office:value="4174" table:style-name="ce11">
            <text:p>4,174</text:p>
          </table:table-cell>
          <table:table-cell office:value-type="float" office:value="3899" table:style-name="ce10">
            <text:p>3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1" table:style-name="ce52">
            <text:p>1,171</text:p>
          </table:table-cell>
          <table:table-cell office:value-type="float" office:value="4026" table:style-name="ce11">
            <text:p>4,026</text:p>
          </table:table-cell>
          <table:table-cell office:value-type="float" office:value="2144" table:style-name="ce11">
            <text:p>2,144</text:p>
          </table:table-cell>
          <table:table-cell office:value-type="float" office:value="1882" table:style-name="ce10">
            <text:p>1,8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49" table:style-name="ce11">
            <text:p>3,549</text:p>
          </table:table-cell>
          <table:table-cell office:value-type="float" office:value="1900" table:style-name="ce11">
            <text:p>1,900</text:p>
          </table:table-cell>
          <table:table-cell office:value-type="float" office:value="1649" table:style-name="ce10">
            <text:p>1,6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6" table:style-name="ce52">
            <text:p>1,086</text:p>
          </table:table-cell>
          <table:table-cell office:value-type="float" office:value="4105" table:style-name="ce11">
            <text:p>4,105</text:p>
          </table:table-cell>
          <table:table-cell office:value-type="float" office:value="2171" table:style-name="ce11">
            <text:p>2,171</text:p>
          </table:table-cell>
          <table:table-cell office:value-type="float" office:value="1934" table:style-name="ce10">
            <text:p>1,9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2" table:style-name="ce52">
            <text:p>1,422</text:p>
          </table:table-cell>
          <table:table-cell office:value-type="float" office:value="3489" table:style-name="ce11">
            <text:p>3,489</text:p>
          </table:table-cell>
          <table:table-cell office:value-type="float" office:value="1891" table:style-name="ce11">
            <text:p>1,891</text:p>
          </table:table-cell>
          <table:table-cell office:value-type="float" office:value="1598" table:style-name="ce10">
            <text:p>1,5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70" table:style-name="ce52">
            <text:p>1,170</text:p>
          </table:table-cell>
          <table:table-cell office:value-type="float" office:value="3699" table:style-name="ce11">
            <text:p>3,699</text:p>
          </table:table-cell>
          <table:table-cell office:value-type="float" office:value="1854" table:style-name="ce11">
            <text:p>1,854</text:p>
          </table:table-cell>
          <table:table-cell office:value-type="float" office:value="1845" table:style-name="ce10">
            <text:p>1,84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34" table:style-name="ce53">
            <text:p>1,934</text:p>
          </table:table-cell>
          <table:table-cell office:value-type="float" office:value="5249" table:style-name="ce18">
            <text:p>5,249</text:p>
          </table:table-cell>
          <table:table-cell office:value-type="float" office:value="2636" table:style-name="ce18">
            <text:p>2,636</text:p>
          </table:table-cell>
          <table:table-cell office:value-type="float" office:value="2613" table:style-name="ce17">
            <text:p>2,613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396" table:style-name="ce71">
            <text:p>127,396</text:p>
          </table:table-cell>
          <table:table-cell office:value-type="float" office:value="324372" table:style-name="ce79">
            <text:p>324,372</text:p>
          </table:table-cell>
          <table:table-cell office:value-type="float" office:value="164026" table:style-name="ce79">
            <text:p>164,026</text:p>
          </table:table-cell>
          <table:table-cell office:value-type="float" office:value="160346" table:style-name="ce73">
            <text:p>160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794" table:style-name="ce52">
            <text:p>41,794</text:p>
          </table:table-cell>
          <table:table-cell office:value-type="float" office:value="102539" table:style-name="ce11">
            <text:p>102,539</text:p>
          </table:table-cell>
          <table:table-cell office:value-type="float" office:value="49225" table:style-name="ce11">
            <text:p>49,225</text:p>
          </table:table-cell>
          <table:table-cell office:value-type="float" office:value="53314" table:style-name="ce10">
            <text:p>53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1" table:style-name="ce52">
            <text:p>4,401</text:p>
          </table:table-cell>
          <table:table-cell office:value-type="float" office:value="10821" table:style-name="ce11">
            <text:p>10,821</text:p>
          </table:table-cell>
          <table:table-cell office:value-type="float" office:value="5613" table:style-name="ce11">
            <text:p>5,613</text:p>
          </table:table-cell>
          <table:table-cell office:value-type="float" office:value="5208" table:style-name="ce10">
            <text:p>5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19" table:style-name="ce52">
            <text:p>8,919</text:p>
          </table:table-cell>
          <table:table-cell office:value-type="float" office:value="23381" table:style-name="ce11">
            <text:p>23,381</text:p>
          </table:table-cell>
          <table:table-cell office:value-type="float" office:value="12403" table:style-name="ce11">
            <text:p>12,403</text:p>
          </table:table-cell>
          <table:table-cell office:value-type="float" office:value="10978" table:style-name="ce10">
            <text:p>10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63" table:style-name="ce52">
            <text:p>7,863</text:p>
          </table:table-cell>
          <table:table-cell office:value-type="float" office:value="20058" table:style-name="ce11">
            <text:p>20,058</text:p>
          </table:table-cell>
          <table:table-cell office:value-type="float" office:value="10220" table:style-name="ce11">
            <text:p>10,220</text:p>
          </table:table-cell>
          <table:table-cell office:value-type="float" office:value="9838" table:style-name="ce10">
            <text:p>9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769" table:style-name="ce52">
            <text:p>32,769</text:p>
          </table:table-cell>
          <table:table-cell office:value-type="float" office:value="83507" table:style-name="ce11">
            <text:p>83,507</text:p>
          </table:table-cell>
          <table:table-cell office:value-type="float" office:value="41831" table:style-name="ce11">
            <text:p>41,831</text:p>
          </table:table-cell>
          <table:table-cell office:value-type="float" office:value="41676" table:style-name="ce10">
            <text:p>41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58" table:style-name="ce52">
            <text:p>7,358</text:p>
          </table:table-cell>
          <table:table-cell office:value-type="float" office:value="17589" table:style-name="ce11">
            <text:p>17,589</text:p>
          </table:table-cell>
          <table:table-cell office:value-type="float" office:value="9340" table:style-name="ce11">
            <text:p>9,340</text:p>
          </table:table-cell>
          <table:table-cell office:value-type="float" office:value="8249" table:style-name="ce10">
            <text:p>8,2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89" table:style-name="ce52">
            <text:p>4,989</text:p>
          </table:table-cell>
          <table:table-cell office:value-type="float" office:value="12369" table:style-name="ce11">
            <text:p>12,369</text:p>
          </table:table-cell>
          <table:table-cell office:value-type="float" office:value="6575" table:style-name="ce11">
            <text:p>6,575</text:p>
          </table:table-cell>
          <table:table-cell office:value-type="float" office:value="5794" table:style-name="ce10">
            <text:p>5,7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7" table:style-name="ce52">
            <text:p>1,687</text:p>
          </table:table-cell>
          <table:table-cell office:value-type="float" office:value="4376" table:style-name="ce11">
            <text:p>4,376</text:p>
          </table:table-cell>
          <table:table-cell office:value-type="float" office:value="2454" table:style-name="ce11">
            <text:p>2,454</text:p>
          </table:table-cell>
          <table:table-cell office:value-type="float" office:value="1922" table:style-name="ce10">
            <text:p>1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92" table:style-name="ce52">
            <text:p>4,792</text:p>
          </table:table-cell>
          <table:table-cell office:value-type="float" office:value="11312" table:style-name="ce11">
            <text:p>11,312</text:p>
          </table:table-cell>
          <table:table-cell office:value-type="float" office:value="6059" table:style-name="ce11">
            <text:p>6,059</text:p>
          </table:table-cell>
          <table:table-cell office:value-type="float" office:value="5253" table:style-name="ce10">
            <text:p>5,2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4" table:style-name="ce52">
            <text:p>4,054</text:p>
          </table:table-cell>
          <table:table-cell office:value-type="float" office:value="10004" table:style-name="ce11">
            <text:p>10,004</text:p>
          </table:table-cell>
          <table:table-cell office:value-type="float" office:value="5436" table:style-name="ce11">
            <text:p>5,436</text:p>
          </table:table-cell>
          <table:table-cell office:value-type="float" office:value="4568" table:style-name="ce10">
            <text:p>4,5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44" table:style-name="ce52">
            <text:p>4,944</text:p>
          </table:table-cell>
          <table:table-cell office:value-type="float" office:value="16143" table:style-name="ce11">
            <text:p>16,143</text:p>
          </table:table-cell>
          <table:table-cell office:value-type="float" office:value="8300" table:style-name="ce11">
            <text:p>8,300</text:p>
          </table:table-cell>
          <table:table-cell office:value-type="float" office:value="7843" table:style-name="ce10">
            <text:p>7,8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5" table:style-name="ce52">
            <text:p>2,125</text:p>
          </table:table-cell>
          <table:table-cell office:value-type="float" office:value="6237" table:style-name="ce11">
            <text:p>6,237</text:p>
          </table:table-cell>
          <table:table-cell office:value-type="float" office:value="3291" table:style-name="ce11">
            <text:p>3,291</text:p>
          </table:table-cell>
          <table:table-cell office:value-type="float" office:value="2946" table:style-name="ce10">
            <text:p>2,9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1" table:style-name="ce53">
            <text:p>1,701</text:p>
          </table:table-cell>
          <table:table-cell office:value-type="float" office:value="6036" table:style-name="ce18">
            <text:p>6,036</text:p>
          </table:table-cell>
          <table:table-cell office:value-type="float" office:value="3279" table:style-name="ce18">
            <text:p>3,279</text:p>
          </table:table-cell>
          <table:table-cell office:value-type="float" office:value="2757" table:style-name="ce17">
            <text:p>2,75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002" table:style-name="ce71">
            <text:p>42,002</text:p>
          </table:table-cell>
          <table:table-cell office:value-type="float" office:value="105952" table:style-name="ce79">
            <text:p>105,952</text:p>
          </table:table-cell>
          <table:table-cell office:value-type="float" office:value="54516" table:style-name="ce79">
            <text:p>54,516</text:p>
          </table:table-cell>
          <table:table-cell office:value-type="float" office:value="51436" table:style-name="ce73">
            <text:p>51,4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46" table:style-name="ce52">
            <text:p>25,746</text:p>
          </table:table-cell>
          <table:table-cell office:value-type="float" office:value="63206" table:style-name="ce11">
            <text:p>63,206</text:p>
          </table:table-cell>
          <table:table-cell office:value-type="float" office:value="32122" table:style-name="ce11">
            <text:p>32,122</text:p>
          </table:table-cell>
          <table:table-cell office:value-type="float" office:value="31084" table:style-name="ce10">
            <text:p>31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104" table:style-name="ce52">
            <text:p>6,104</text:p>
          </table:table-cell>
          <table:table-cell office:value-type="float" office:value="15230" table:style-name="ce11">
            <text:p>15,230</text:p>
          </table:table-cell>
          <table:table-cell office:value-type="float" office:value="8069" table:style-name="ce11">
            <text:p>8,069</text:p>
          </table:table-cell>
          <table:table-cell office:value-type="float" office:value="7161" table:style-name="ce10">
            <text:p>7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53" table:style-name="ce52">
            <text:p>3,553</text:p>
          </table:table-cell>
          <table:table-cell office:value-type="float" office:value="9907" table:style-name="ce11">
            <text:p>9,907</text:p>
          </table:table-cell>
          <table:table-cell office:value-type="float" office:value="5118" table:style-name="ce11">
            <text:p>5,118</text:p>
          </table:table-cell>
          <table:table-cell office:value-type="float" office:value="4789" table:style-name="ce10">
            <text:p>4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79" table:style-name="ce52">
            <text:p>3,079</text:p>
          </table:table-cell>
          <table:table-cell office:value-type="float" office:value="8353" table:style-name="ce11">
            <text:p>8,353</text:p>
          </table:table-cell>
          <table:table-cell office:value-type="float" office:value="4308" table:style-name="ce11">
            <text:p>4,308</text:p>
          </table:table-cell>
          <table:table-cell office:value-type="float" office:value="4045" table:style-name="ce10">
            <text:p>4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79" table:style-name="ce52">
            <text:p>2,079</text:p>
          </table:table-cell>
          <table:table-cell office:value-type="float" office:value="5371" table:style-name="ce11">
            <text:p>5,371</text:p>
          </table:table-cell>
          <table:table-cell office:value-type="float" office:value="2909" table:style-name="ce11">
            <text:p>2,909</text:p>
          </table:table-cell>
          <table:table-cell office:value-type="float" office:value="2462" table:style-name="ce10">
            <text:p>2,46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41" table:style-name="ce53">
            <text:p>1,441</text:p>
          </table:table-cell>
          <table:table-cell office:value-type="float" office:value="3885" table:style-name="ce18">
            <text:p>3,885</text:p>
          </table:table-cell>
          <table:table-cell office:value-type="float" office:value="1990" table:style-name="ce18">
            <text:p>1,990</text:p>
          </table:table-cell>
          <table:table-cell office:value-type="float" office:value="1895" table:style-name="ce17">
            <text:p>1,89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12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464" table:style-name="ce71">
            <text:p>155,464</text:p>
          </table:table-cell>
          <table:table-cell office:value-type="float" office:value="367577" table:style-name="ce79">
            <text:p>367,577</text:p>
          </table:table-cell>
          <table:table-cell office:value-type="float" office:value="183304" table:style-name="ce79">
            <text:p>183,304</text:p>
          </table:table-cell>
          <table:table-cell office:value-type="float" office:value="184273" table:style-name="ce73">
            <text:p>184,27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36" table:style-name="ce52">
            <text:p>22,836</text:p>
          </table:table-cell>
          <table:table-cell office:value-type="float" office:value="51224" table:style-name="ce11">
            <text:p>51,224</text:p>
          </table:table-cell>
          <table:table-cell office:value-type="float" office:value="26007" table:style-name="ce11">
            <text:p>26,007</text:p>
          </table:table-cell>
          <table:table-cell office:value-type="float" office:value="25217" table:style-name="ce10">
            <text:p>25,21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880" table:style-name="ce52">
            <text:p>21,880</text:p>
          </table:table-cell>
          <table:table-cell office:value-type="float" office:value="53615" table:style-name="ce11">
            <text:p>53,615</text:p>
          </table:table-cell>
          <table:table-cell office:value-type="float" office:value="26829" table:style-name="ce11">
            <text:p>26,829</text:p>
          </table:table-cell>
          <table:table-cell office:value-type="float" office:value="26786" table:style-name="ce10">
            <text:p>26,78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53" table:style-name="ce52">
            <text:p>16,053</text:p>
          </table:table-cell>
          <table:table-cell office:value-type="float" office:value="38548" table:style-name="ce11">
            <text:p>38,548</text:p>
          </table:table-cell>
          <table:table-cell office:value-type="float" office:value="19263" table:style-name="ce11">
            <text:p>19,263</text:p>
          </table:table-cell>
          <table:table-cell office:value-type="float" office:value="19285" table:style-name="ce10">
            <text:p>19,28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12" table:style-name="ce52">
            <text:p>19,012</text:p>
          </table:table-cell>
          <table:table-cell office:value-type="float" office:value="42787" table:style-name="ce11">
            <text:p>42,787</text:p>
          </table:table-cell>
          <table:table-cell office:value-type="float" office:value="21097" table:style-name="ce11">
            <text:p>21,097</text:p>
          </table:table-cell>
          <table:table-cell office:value-type="float" office:value="21690" table:style-name="ce10">
            <text:p>21,69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40" table:style-name="ce52">
            <text:p>19,240</text:p>
          </table:table-cell>
          <table:table-cell office:value-type="float" office:value="46459" table:style-name="ce11">
            <text:p>46,459</text:p>
          </table:table-cell>
          <table:table-cell office:value-type="float" office:value="23545" table:style-name="ce11">
            <text:p>23,545</text:p>
          </table:table-cell>
          <table:table-cell office:value-type="float" office:value="22914" table:style-name="ce10">
            <text:p>22,91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26" table:style-name="ce52">
            <text:p>34,026</text:p>
          </table:table-cell>
          <table:table-cell office:value-type="float" office:value="81776" table:style-name="ce11">
            <text:p>81,776</text:p>
          </table:table-cell>
          <table:table-cell office:value-type="float" office:value="40450" table:style-name="ce11">
            <text:p>40,450</text:p>
          </table:table-cell>
          <table:table-cell office:value-type="float" office:value="41326" table:style-name="ce10">
            <text:p>41,32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417" table:style-name="ce53">
            <text:p>22,417</text:p>
          </table:table-cell>
          <table:table-cell office:value-type="float" office:value="53168" table:style-name="ce18">
            <text:p>53,168</text:p>
          </table:table-cell>
          <table:table-cell office:value-type="float" office:value="26113" table:style-name="ce18">
            <text:p>26,113</text:p>
          </table:table-cell>
          <table:table-cell office:value-type="float" office:value="27055" table:style-name="ce17">
            <text:p>27,055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0944" table:style-name="ce71">
            <text:p>170,944</text:p>
          </table:table-cell>
          <table:table-cell office:value-type="float" office:value="451412" table:style-name="ce79">
            <text:p>451,412</text:p>
          </table:table-cell>
          <table:table-cell office:value-type="float" office:value="222717" table:style-name="ce79">
            <text:p>222,717</text:p>
          </table:table-cell>
          <table:table-cell office:value-type="float" office:value="228695" table:style-name="ce73">
            <text:p>228,6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3473" table:style-name="ce52">
            <text:p>83,473</text:p>
          </table:table-cell>
          <table:table-cell office:value-type="float" office:value="220056" table:style-name="ce11">
            <text:p>220,056</text:p>
          </table:table-cell>
          <table:table-cell office:value-type="float" office:value="108334" table:style-name="ce11">
            <text:p>108,334</text:p>
          </table:table-cell>
          <table:table-cell office:value-type="float" office:value="111722" table:style-name="ce10">
            <text:p>111,7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964" table:style-name="ce52">
            <text:p>58,964</text:p>
          </table:table-cell>
          <table:table-cell office:value-type="float" office:value="152612" table:style-name="ce11">
            <text:p>152,612</text:p>
          </table:table-cell>
          <table:table-cell office:value-type="float" office:value="74376" table:style-name="ce11">
            <text:p>74,376</text:p>
          </table:table-cell>
          <table:table-cell office:value-type="float" office:value="78236" table:style-name="ce10">
            <text:p>78,2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507" table:style-name="ce53">
            <text:p>28,507</text:p>
          </table:table-cell>
          <table:table-cell office:value-type="float" office:value="78744" table:style-name="ce18">
            <text:p>78,744</text:p>
          </table:table-cell>
          <table:table-cell office:value-type="float" office:value="40007" table:style-name="ce18">
            <text:p>40,007</text:p>
          </table:table-cell>
          <table:table-cell office:value-type="float" office:value="38737" table:style-name="ce17">
            <text:p>38,737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155" table:style-name="ce71">
            <text:p>101,155</text:p>
          </table:table-cell>
          <table:table-cell office:value-type="float" office:value="266005" table:style-name="ce79">
            <text:p>266,005</text:p>
          </table:table-cell>
          <table:table-cell office:value-type="float" office:value="128670" table:style-name="ce79">
            <text:p>128,670</text:p>
          </table:table-cell>
          <table:table-cell office:value-type="float" office:value="137335" table:style-name="ce73">
            <text:p>137,3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906" table:style-name="ce52">
            <text:p>45,906</text:p>
          </table:table-cell>
          <table:table-cell office:value-type="float" office:value="119715" table:style-name="ce11">
            <text:p>119,715</text:p>
          </table:table-cell>
          <table:table-cell office:value-type="float" office:value="57332" table:style-name="ce11">
            <text:p>57,332</text:p>
          </table:table-cell>
          <table:table-cell office:value-type="float" office:value="62383" table:style-name="ce10">
            <text:p>62,38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249" table:style-name="ce53">
            <text:p>55,249</text:p>
          </table:table-cell>
          <table:table-cell office:value-type="float" office:value="146290" table:style-name="ce18">
            <text:p>146,290</text:p>
          </table:table-cell>
          <table:table-cell office:value-type="float" office:value="71338" table:style-name="ce18">
            <text:p>71,338</text:p>
          </table:table-cell>
          <table:table-cell office:value-type="float" office:value="74952" table:style-name="ce17">
            <text:p>74,95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789" table:style-name="ce71">
            <text:p>41,789</text:p>
          </table:table-cell>
          <table:table-cell office:value-type="float" office:value="140597" table:style-name="ce79">
            <text:p>140,597</text:p>
          </table:table-cell>
          <table:table-cell office:value-type="float" office:value="70183" table:style-name="ce79">
            <text:p>70,183</text:p>
          </table:table-cell>
          <table:table-cell office:value-type="float" office:value="70414" table:style-name="ce73">
            <text:p>70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72" table:style-name="ce52">
            <text:p>13,172</text:p>
          </table:table-cell>
          <table:table-cell office:value-type="float" office:value="43000" table:style-name="ce11">
            <text:p>43,000</text:p>
          </table:table-cell>
          <table:table-cell office:value-type="float" office:value="21476" table:style-name="ce11">
            <text:p>21,476</text:p>
          </table:table-cell>
          <table:table-cell office:value-type="float" office:value="21524" table:style-name="ce10">
            <text:p>21,5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400" table:style-name="ce52">
            <text:p>9,400</text:p>
          </table:table-cell>
          <table:table-cell office:value-type="float" office:value="30400" table:style-name="ce11">
            <text:p>30,400</text:p>
          </table:table-cell>
          <table:table-cell office:value-type="float" office:value="15228" table:style-name="ce11">
            <text:p>15,228</text:p>
          </table:table-cell>
          <table:table-cell office:value-type="float" office:value="15172" table:style-name="ce10">
            <text:p>15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65" table:style-name="ce52">
            <text:p>6,465</text:p>
          </table:table-cell>
          <table:table-cell office:value-type="float" office:value="20732" table:style-name="ce11">
            <text:p>20,732</text:p>
          </table:table-cell>
          <table:table-cell office:value-type="float" office:value="10207" table:style-name="ce11">
            <text:p>10,207</text:p>
          </table:table-cell>
          <table:table-cell office:value-type="float" office:value="10525" table:style-name="ce10">
            <text:p>10,5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383" table:style-name="ce52">
            <text:p>9,383</text:p>
          </table:table-cell>
          <table:table-cell office:value-type="float" office:value="33070" table:style-name="ce11">
            <text:p>33,070</text:p>
          </table:table-cell>
          <table:table-cell office:value-type="float" office:value="16603" table:style-name="ce11">
            <text:p>16,603</text:p>
          </table:table-cell>
          <table:table-cell office:value-type="float" office:value="16467" table:style-name="ce10">
            <text:p>16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35" table:style-name="ce52">
            <text:p>3,235</text:p>
          </table:table-cell>
          <table:table-cell office:value-type="float" office:value="12733" table:style-name="ce11">
            <text:p>12,733</text:p>
          </table:table-cell>
          <table:table-cell office:value-type="float" office:value="6329" table:style-name="ce11">
            <text:p>6,329</text:p>
          </table:table-cell>
          <table:table-cell office:value-type="float" office:value="6404" table:style-name="ce10">
            <text:p>6,40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3">
            <text:p>134</text:p>
          </table:table-cell>
          <table:table-cell office:value-type="float" office:value="662" table:style-name="ce18">
            <text:p>662</text:p>
          </table:table-cell>
          <table:table-cell office:value-type="float" office:value="340" table:style-name="ce18">
            <text:p>340</text:p>
          </table:table-cell>
          <table:table-cell office:value-type="float" office:value="322" table:style-name="ce17">
            <text:p>32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388" table:style-name="ce71">
            <text:p>3,388</text:p>
          </table:table-cell>
          <table:table-cell office:value-type="float" office:value="13279" table:style-name="ce79">
            <text:p>13,279</text:p>
          </table:table-cell>
          <table:table-cell office:value-type="float" office:value="7668" table:style-name="ce79">
            <text:p>7,668</text:p>
          </table:table-cell>
          <table:table-cell office:value-type="float" office:value="5611" table:style-name="ce73">
            <text:p>5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25" table:style-name="ce52">
            <text:p>1,925</text:p>
          </table:table-cell>
          <table:table-cell office:value-type="float" office:value="7638" table:style-name="ce11">
            <text:p>7,638</text:p>
          </table:table-cell>
          <table:table-cell office:value-type="float" office:value="4308" table:style-name="ce11">
            <text:p>4,308</text:p>
          </table:table-cell>
          <table:table-cell office:value-type="float" office:value="3330" table:style-name="ce10">
            <text:p>3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94" table:style-name="ce52">
            <text:p>794</text:p>
          </table:table-cell>
          <table:table-cell office:value-type="float" office:value="2717" table:style-name="ce11">
            <text:p>2,717</text:p>
          </table:table-cell>
          <table:table-cell office:value-type="float" office:value="1564" table:style-name="ce11">
            <text:p>1,564</text:p>
          </table:table-cell>
          <table:table-cell office:value-type="float" office:value="1153" table:style-name="ce10">
            <text:p>1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5" table:style-name="ce52">
            <text:p>315</text:p>
          </table:table-cell>
          <table:table-cell office:value-type="float" office:value="1489" table:style-name="ce11">
            <text:p>1,489</text:p>
          </table:table-cell>
          <table:table-cell office:value-type="float" office:value="922" table:style-name="ce11">
            <text:p>922</text:p>
          </table:table-cell>
          <table:table-cell office:value-type="float" office:value="567" table:style-name="ce10">
            <text:p>56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4" table:style-name="ce53">
            <text:p>354</text:p>
          </table:table-cell>
          <table:table-cell office:value-type="float" office:value="1435" table:style-name="ce18">
            <text:p>1,435</text:p>
          </table:table-cell>
          <table:table-cell office:value-type="float" office:value="874" table:style-name="ce18">
            <text:p>874</text:p>
          </table:table-cell>
          <table:table-cell office:value-type="float" office:value="561" table:style-name="ce17">
            <text:p>561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user</meta:initial-creator>
    <dc:creator>盧怡婷</dc:creator>
    <meta:creation-date>1998-03-06T04:37:15Z</meta:creation-date>
    <dc:date>2021-01-22T07:56:30Z</dc:date>
    <meta:print-date>2020-06-02T06:30:47Z</meta:print-date>
  </office:meta>
</office:document-meta>
</file>